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07B2CB8614D.png"/>
  <manifest:file-entry manifest:media-type="image/png" manifest:full-path="Pictures/10000000000000580000001F73C3207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25cm" svg:stroke-color="#808080" draw:marker-start-width="0.575cm" draw:marker-end-width="0.575cm" draw:fill="none" draw:fill-color="#ccccff" draw:textarea-horizontal-align="center" draw:textarea-vertical-align="middle" fo:padding-top="0.25cm" fo:padding-bottom="0.25cm" fo:padding-left="0.375cm" fo:padding-right="0.375cm"/>
    </style:style>
    <style:style style:name="gr4" style:family="graphic" style:parent-style-name="standard">
      <style:graphic-properties svg:stroke-width="0.01cm" draw:marker-start-width="0.215cm" draw:marker-end-width="0.215cm" draw:fill="solid" draw:fill-color="#c0c0c0" draw:textarea-horizontal-align="center" draw:textarea-vertical-align="middle" fo:padding-top="0.13cm" fo:padding-bottom="0.13cm" fo:padding-left="0.255cm" fo:padding-right="0.255cm" draw:shadow="visible" draw:shadow-offset-x="0.1cm" draw:shadow-offset-y="0.1cm"/>
    </style:style>
    <style:style style:name="gr5" style:family="graphic" style:parent-style-name="standard">
      <style:graphic-properties draw:fill="solid" draw:fill-color="#000000" draw:textarea-horizontal-align="center" draw:textarea-vertical-align="middle"/>
    </style:style>
    <style:style style:name="gr6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12cm" fo:min-width="5.003cm" fo:padding-top="0.03cm" fo:padding-bottom="0.03cm" fo:padding-left="0.05cm" fo:padding-right="0.05cm"/>
    </style:style>
    <style:style style:name="gr8" style:family="graphic" style:parent-style-name="standard" style:list-style-name="L1">
      <style:graphic-properties draw:stroke="none" draw:stroke-dash="Dash_20_2" svg:stroke-width="0.1cm" svg:stroke-color="#808080" draw:marker-start="" draw:marker-start-width="0.45cm" draw:marker-start-center="false" draw:marker-end="" draw:marker-end-width="0.45cm" draw:marker-end-center="false" svg:stroke-opacity="100%" draw:stroke-linejoin="round" draw:fill="gradient" draw:fill-color="#c0c0c0" draw:secondary-fill-color="#99ccff" draw:fill-gradient-name="GF_20_Gradient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draw:stroke="none" draw:fill="solid" draw:fill-color="#ff950e"/>
    </style:style>
    <style:style style:name="gr10" style:family="graphic" style:parent-style-name="standard">
      <style:graphic-properties draw:stroke="none" draw:fill="gradient" draw:fill-color="#c0c0c0" draw:fill-gradient-name="GF_20_Gradient"/>
    </style:style>
    <style:style style:name="gr11" style:family="graphic" style:parent-style-name="standard">
      <style:graphic-properties draw:stroke="none" draw:fill="gradient" draw:fill-color="#99ccff" draw:fill-gradient-name="PF_20_Gradient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72cm" fo:min-width="4.054cm" fo:padding-top="0cm" fo:padding-bottom="0cm" fo:padding-left="0cm" fo:padding-right="0cm"/>
    </style:style>
    <style:style style:name="gr13" style:family="graphic" style:parent-style-name="standard" style:list-style-name="L1">
      <style:graphic-properties draw:stroke="none" draw:stroke-dash="Dash_20_2" svg:stroke-width="0.1cm" svg:stroke-color="#808080" draw:marker-start="" draw:marker-start-width="0.45cm" draw:marker-start-center="false" draw:marker-end="" draw:marker-end-width="0.45cm" draw:marker-end-center="false" svg:stroke-opacity="100%" draw:stroke-linejoin="round" draw:fill="gradient" draw:fill-color="#99ccff" draw:secondary-fill-color="#99ccff" draw:fill-gradient-name="PF_20_Gradient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>
      <style:graphic-properties svg:stroke-width="0.05cm" draw:marker-start-width="0.275cm" draw:marker-end-width="0.275cm" draw:fill="gradient" draw:fill-color="#6b2394" draw:fill-gradient-name="Gradient_20_9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1cm" draw:marker-start-width="0.215cm" draw:marker-end-width="0.215cm" draw:fill="solid" draw:fill-color="#99ccff" draw:textarea-horizontal-align="center" draw:textarea-vertical-align="middle" fo:padding-top="0.13cm" fo:padding-bottom="0.13cm" fo:padding-left="0.255cm" fo:padding-right="0.255cm"/>
    </style:style>
    <style:style style:name="gr16" style:family="graphic" style:parent-style-name="standard">
      <style:graphic-properties draw:stroke="none" draw:textarea-horizontal-align="center" draw:textarea-vertical-align="middle"/>
    </style:style>
    <style:style style:name="gr17" style:family="graphic" style:parent-style-name="standard">
      <style:graphic-properties svg:stroke-width="0.01cm" draw:marker-start-width="0.215cm" draw:marker-end-width="0.215cm" draw:fill="solid" draw:fill-color="#ff950e" draw:textarea-horizontal-align="center" draw:textarea-vertical-align="middle" fo:padding-top="0.13cm" fo:padding-bottom="0.13cm" fo:padding-left="0.255cm" fo:padding-right="0.255cm"/>
    </style:style>
    <style:style style:name="gr18" style:family="graphic" style:parent-style-name="standard">
      <style:graphic-properties draw:stroke="none" draw:fill="solid" draw:fill-color="#99ccff" draw:textarea-horizontal-align="center" draw:textarea-vertical-align="middle"/>
    </style:style>
    <style:style style:name="gr19" style:family="graphic" style:parent-style-name="standard">
      <style:graphic-properties draw:stroke="none" draw:textarea-horizontal-align="justify" draw:textarea-vertical-align="middle" draw:auto-grow-height="false" fo:min-height="0cm" fo:min-width="0cm" fo:wrap-option="no-wrap"/>
    </style:style>
    <style:style style:name="gr20" style:family="graphic" style:parent-style-name="standard">
      <style:graphic-properties draw:stroke="solid" svg:stroke-width="0.01cm" svg:stroke-color="#000000" draw:marker-start-width="0.215cm" draw:marker-end-width="0.215cm" draw:fill="none" draw:fill-color="#ffffff" draw:textarea-horizontal-align="center" draw:textarea-vertical-align="middle" draw:auto-grow-height="true" draw:auto-grow-width="false" fo:min-height="2.361cm" fo:min-width="3.027cm" fo:padding-top="0.13cm" fo:padding-bottom="0.13cm" fo:padding-left="0.255cm" fo:padding-right="0.255cm"/>
    </style:style>
    <style:style style:name="gr21" style:family="graphic" style:parent-style-name="standard">
      <style:graphic-properties draw:stroke="solid" svg:stroke-width="0.01cm" draw:marker-start-width="0.215cm" draw:marker-end-width="0.215cm" draw:fill="solid" draw:fill-color="#c0c0c0" draw:textarea-horizontal-align="justify" draw:textarea-vertical-align="middle" draw:auto-grow-height="false" fo:padding-top="0.13cm" fo:padding-bottom="0.13cm" fo:padding-left="0.255cm" fo:padding-right="0.255cm"/>
    </style:style>
    <style:style style:name="gr22" style:family="graphic" style:parent-style-name="standard">
      <style:graphic-properties draw:stroke="solid" svg:stroke-width="0.01cm" draw:marker-start-width="0.215cm" draw:marker-end-width="0.215cm" draw:fill="solid" draw:fill-color="#c0c0c0" draw:textarea-horizontal-align="center" draw:textarea-vertical-align="middle" fo:padding-top="0.13cm" fo:padding-bottom="0.13cm" fo:padding-left="0.255cm" fo:padding-right="0.255cm" draw:shadow="visible" draw:shadow-offset-x="0.1cm" draw:shadow-offset-y="0.1cm"/>
    </style:style>
    <style:style style:name="gr23" style:family="graphic" style:parent-style-name="standard">
      <style:graphic-properties draw:stroke="solid" svg:stroke-width="0.01cm" draw:marker-start-width="0.215cm" draw:marker-end-width="0.215cm" draw:fill="solid" draw:fill-color="#c0c0c0" draw:textarea-horizontal-align="center" draw:textarea-vertical-align="middle" fo:padding-top="0.13cm" fo:padding-bottom="0.13cm" fo:padding-left="0.255cm" fo:padding-right="0.255cm" draw:shadow="visible" draw:shadow-offset-x="0.1cm" draw:shadow-offset-y="0.1cm"/>
    </style:style>
    <style:style style:name="gr24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1cm" svg:stroke-color="#000000" draw:marker-start-width="0.215cm" draw:marker-end-width="0.215cm" draw:fill="none" draw:fill-color="#ffffff" draw:textarea-horizontal-align="center" draw:textarea-vertical-align="middle" draw:auto-grow-height="true" draw:auto-grow-width="false" fo:min-height="1.776cm" fo:min-width="3.027cm" fo:padding-top="0.13cm" fo:padding-bottom="0.13cm" fo:padding-left="0.255cm" fo:padding-right="0.255cm"/>
    </style:style>
    <style:style style:name="gr26" style:family="graphic" style:parent-style-name="standard" style:list-style-name="L1">
      <style:graphic-properties draw:stroke="solid" draw:stroke-dash="Dash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c0c0c0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visible" draw:shadow-offset-x="0.1cm" draw:shadow-offset-y="0.1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c0c0c0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visible" draw:shadow-offset-x="0.1cm" draw:shadow-offset-y="0.1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c0c0c0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visible" draw:shadow-offset-x="0.1cm" draw:shadow-offset-y="0.1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draw:stroke-dash="Dash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solid" draw:stroke-dash="Dash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_20_2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fill-gradient-name="Gradient_20_10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6.361cm"/>
    </style:style>
    <style:style style:name="gr45" style:family="graphic" style:parent-style-name="standard">
      <style:graphic-properties draw:stroke="solid"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width="0.01cm" draw:marker-start-width="0.215cm" draw:marker-end-width="0.215cm" draw:fill="solid" draw:fill-color="#ff950e" draw:textarea-horizontal-align="justify" draw:textarea-vertical-align="middle" draw:auto-grow-height="false" fo:min-height="0cm" fo:min-width="0cm" fo:padding-top="0.13cm" fo:padding-bottom="0.13cm" fo:padding-left="0.255cm" fo:padding-right="0.255cm" fo:wrap-option="no-wrap"/>
    </style:style>
    <style:style style:name="gr47" style:family="graphic" style:parent-style-name="standard">
      <style:graphic-properties draw:stroke="none" draw:fill="solid" draw:fill-color="#ff950e" draw:textarea-horizontal-align="center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46cm" fo:min-width="3.818cm"/>
    </style:style>
    <style:style style:name="gr49" style:family="graphic" style:parent-style-name="standard">
      <style:graphic-properties svg:stroke-width="0.01cm" draw:marker-start-width="0.215cm" draw:marker-end-width="0.215cm" draw:fill="none" draw:textarea-horizontal-align="center" draw:textarea-vertical-align="middle" fo:padding-top="0.13cm" fo:padding-bottom="0.13cm" fo:padding-left="0.255cm" fo:padding-right="0.255cm"/>
    </style:style>
    <style:style style:name="gr50" style:family="graphic" style:parent-style-name="standard">
      <style:graphic-properties svg:stroke-width="0.01cm" draw:marker-start-width="0.215cm" draw:marker-end-width="0.215cm" draw:fill="solid" draw:fill-color="#c0c0c0" draw:textarea-horizontal-align="center" draw:textarea-vertical-align="middle" fo:padding-top="0.13cm" fo:padding-bottom="0.13cm" fo:padding-left="0.255cm" fo:padding-right="0.255cm" draw:shadow="visible" draw:shadow-offset-x="0.1cm" draw:shadow-offset-y="0.1cm"/>
    </style:style>
    <style:style style:name="gr51" style:family="graphic" style:parent-style-name="standard">
      <style:graphic-properties svg:stroke-width="0.01cm" draw:marker-start-width="0.215cm" draw:marker-end-width="0.215cm" draw:fill="solid" draw:fill-color="#ffffff" draw:textarea-horizontal-align="center" draw:textarea-vertical-align="middle" fo:padding-top="0.13cm" fo:padding-bottom="0.13cm" fo:padding-left="0.255cm" fo:padding-right="0.255cm"/>
    </style:style>
    <style:style style:name="gr52" style:family="graphic" style:parent-style-name="standard">
      <style:graphic-properties svg:stroke-width="0.01cm" draw:marker-start-width="0.215cm" draw:marker-end-width="0.215cm" draw:fill="solid" draw:fill-color="#ffffff" draw:textarea-horizontal-align="center" draw:textarea-vertical-align="middle" fo:padding-top="0.13cm" fo:padding-bottom="0.13cm" fo:padding-left="0.255cm" fo:padding-right="0.25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92cm" fo:min-width="2.912cm"/>
    </style:style>
    <style:style style:name="gr5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5" style:family="graphic" style:parent-style-name="standard">
      <style:graphic-properties draw:stroke="solid" svg:stroke-width="0.01cm" draw:marker-start-width="0.215cm" draw:marker-end-width="0.215cm" draw:fill="none" draw:textarea-horizontal-align="center" draw:textarea-vertical-align="middle" fo:padding-top="0.13cm" fo:padding-bottom="0.13cm" fo:padding-left="0.255cm" fo:padding-right="0.255cm"/>
    </style:style>
    <style:style style:name="gr56" style:family="graphic" style:parent-style-name="standard">
      <style:graphic-properties draw:stroke="solid" svg:stroke-width="0.01cm" draw:marker-start-width="0.215cm" draw:marker-end-width="0.215cm" draw:fill="solid" draw:fill-color="#ffffff" draw:textarea-horizontal-align="center" draw:textarea-vertical-align="middle" fo:padding-top="0.13cm" fo:padding-bottom="0.13cm" fo:padding-left="0.255cm" fo:padding-right="0.255cm"/>
    </style:style>
    <style:style style:name="gr57" style:family="graphic" style:parent-style-name="standard">
      <style:graphic-properties draw:stroke="solid" svg:stroke-width="0.01cm" draw:marker-start-width="0.215cm" draw:marker-end-width="0.215cm" draw:fill="solid" draw:fill-color="#ffffff" draw:textarea-horizontal-align="center" draw:textarea-vertical-align="middle" fo:padding-top="0.13cm" fo:padding-bottom="0.13cm" fo:padding-left="0.255cm" fo:padding-right="0.255cm"/>
    </style:style>
    <style:style style:name="gr58" style:family="graphic" style:parent-style-name="standard">
      <style:graphic-properties draw:stroke="none" svg:stroke-width="0.01cm" draw:marker-start-width="0.215cm" draw:marker-end-width="0.215cm" draw:fill="gradient" draw:fill-gradient-name="Gradient_20_28" draw:textarea-horizontal-align="center" draw:textarea-vertical-align="middle" fo:padding-top="0.13cm" fo:padding-bottom="0.13cm" fo:padding-left="0.255cm" fo:padding-right="0.255cm"/>
    </style:style>
    <style:style style:name="gr59" style:family="graphic" style:parent-style-name="standard">
      <style:graphic-properties draw:stroke="solid" svg:stroke-width="0.01cm" draw:marker-start-width="0.215cm" draw:marker-end-width="0.215cm" draw:textarea-horizontal-align="center" draw:textarea-vertical-align="middle" fo:padding-top="0.13cm" fo:padding-bottom="0.13cm" fo:padding-left="0.255cm" fo:padding-right="0.255cm"/>
    </style:style>
    <style:style style:name="gr60" style:family="graphic" style:parent-style-name="standard">
      <style:graphic-properties draw:stroke="none" svg:stroke-width="0.01cm" draw:marker-start-width="0.215cm" draw:marker-end-width="0.215cm" draw:fill="gradient" draw:fill-gradient-name="Gradient_20_29" draw:textarea-horizontal-align="center" draw:textarea-vertical-align="middle" fo:padding-top="0.13cm" fo:padding-bottom="0.13cm" fo:padding-left="0.255cm" fo:padding-right="0.255cm"/>
    </style:style>
    <style:style style:name="gr61" style:family="graphic" style:parent-style-name="standard">
      <style:graphic-properties draw:stroke="none" svg:stroke-width="0.01cm" draw:marker-start-width="0.215cm" draw:marker-end-width="0.215cm" draw:fill="gradient" draw:fill-gradient-name="Gradient_20_30" draw:textarea-horizontal-align="center" draw:textarea-vertical-align="middle" fo:padding-top="0.13cm" fo:padding-bottom="0.13cm" fo:padding-left="0.255cm" fo:padding-right="0.255cm"/>
    </style:style>
    <style:style style:name="gr62" style:family="graphic" style:parent-style-name="standard">
      <style:graphic-properties draw:stroke="none" svg:stroke-width="0.01cm" draw:marker-start-width="0.215cm" draw:marker-end-width="0.215cm" draw:fill="gradient" draw:fill-gradient-name="Gradient_20_31" draw:textarea-horizontal-align="center" draw:textarea-vertical-align="middle" fo:padding-top="0.13cm" fo:padding-bottom="0.13cm" fo:padding-left="0.255cm" fo:padding-right="0.255cm"/>
    </style:style>
    <style:style style:name="gr63" style:family="graphic" style:parent-style-name="standard">
      <style:graphic-properties svg:stroke-width="0.01cm" draw:marker-start-width="0.215cm" draw:marker-end-width="0.215cm" draw:fill="solid" draw:fill-color="#00ae00" draw:textarea-horizontal-align="center" draw:textarea-vertical-align="middle" fo:padding-top="0.13cm" fo:padding-bottom="0.13cm" fo:padding-left="0.255cm" fo:padding-right="0.255cm"/>
    </style:style>
    <style:style style:name="gr6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8cm" fo:min-width="2.5cm"/>
    </style:style>
    <style:style style:name="gr65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6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27cm" fo:min-width="5.307cm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27cm" fo:min-width="4cm"/>
    </style:style>
    <style:style style:name="gr68" style:family="graphic" style:parent-style-name="standard">
      <style:graphic-properties draw:stroke="none" draw:fill="none" draw:textarea-horizontal-align="center" draw:textarea-vertical-align="middle"/>
    </style:style>
    <style:style style:name="gr69" style:family="graphic" style:parent-style-name="standard">
      <style:graphic-properties draw:fill="none" draw:textarea-horizontal-align="center" draw:textarea-vertical-align="middle"/>
    </style:style>
    <style:style style:name="gr70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draw:auto-grow-height="true" fo:min-height="18.501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Text_20_Master-title">
      <style:graphic-properties draw:auto-grow-height="true" fo:min-height="19.023cm"/>
    </style:style>
    <style:style style:name="pr6" style:family="presentation" style:parent-style-name="Text_20_Master-notes">
      <style:graphic-properties draw:fill-color="#ffffff" draw:auto-grow-height="true" fo:min-height="12.573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text-properties fo:font-family="Optima" style:font-style-name="ExtraBlack" style:font-pitch="variable" fo:font-weight="bold" style:font-weight-asian="bold" style:font-weight-complex="bold"/>
    </style:style>
    <style:style style:name="P2" style:family="paragraph">
      <style:text-properties fo:color="#ffffff"/>
    </style:style>
    <style:style style:name="P3" style:family="paragraph">
      <style:text-properties fo:color="#333333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family="Optima" style:font-pitch="variable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9.2999992370605pt"/>
    </style:style>
    <style:style style:name="P8" style:family="paragraph">
      <style:paragraph-properties fo:text-align="center"/>
      <style:text-properties fo:font-family="Optima" style:font-pitch="variable" fo:font-size="19.2999992370605pt" style:font-size-asian="18pt" style:font-size-complex="18pt"/>
    </style:style>
    <style:style style:name="P9" style:family="paragraph">
      <style:paragraph-properties fo:text-align="center"/>
      <style:text-properties fo:font-family="Optima" style:font-pitch="variable" fo:font-size="18pt" style:font-size-asian="18pt" style:font-size-complex="18pt"/>
    </style:style>
    <style:style style:name="P10" style:family="paragraph">
      <style:paragraph-properties fo:text-align="center"/>
      <style:text-properties fo:font-family="Optima" style:font-pitch="variable"/>
    </style:style>
    <style:style style:name="P11" style:family="paragraph">
      <style:text-properties fo:font-size="19.2999992370605pt"/>
    </style:style>
    <style:style style:name="P12" style:family="paragraph">
      <style:text-properties fo:font-family="Optima" style:font-pitch="variable" fo:font-size="19.2999992370605pt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Optima" style:font-pitch="variable" fo:font-size="18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text-properties fo:font-family="Optima" style:font-pitch="variable"/>
    </style:style>
    <style:style style:name="P16" style:family="paragraph">
      <style:paragraph-properties fo:text-align="center"/>
      <style:text-properties fo:font-family="Optima" style:font-pitch="variable" fo:font-size="12pt" style:font-size-asian="12pt" style:font-size-complex="12pt"/>
    </style:style>
    <style:style style:name="P17" style:family="paragraph">
      <style:paragraph-properties fo:text-align="center"/>
      <style:text-properties fo:font-family="Optima" style:font-pitch="variable" fo:font-size="19.2999992370605pt"/>
    </style:style>
    <style:style style:name="P18" style:family="paragraph">
      <style:text-properties fo:font-size="14pt"/>
    </style:style>
    <style:style style:name="P19" style:family="paragraph">
      <style:text-properties fo:font-family="Optima" style:font-pitch="variable" fo:font-size="14pt" style:font-size-asian="13pt" style:font-size-complex="13pt"/>
    </style:style>
    <style:style style:name="P20" style:family="paragraph">
      <style:paragraph-properties fo:text-align="center"/>
      <style:text-properties fo:font-size="15pt"/>
    </style:style>
    <style:style style:name="P21" style:family="paragraph">
      <style:paragraph-properties fo:text-align="center"/>
      <style:text-properties fo:font-family="Optima" style:font-pitch="variable" fo:font-size="15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Optima" style:font-pitch="variable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language-asian="zxx" style:country-asian="none" style:font-style-asian="normal" style:font-weight-asian="normal" style:font-family-complex="Tahoma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Optima" style:font-pitch="variable" fo:font-size="11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1pt" style:language-asian="zxx" style:country-asian="none" style:font-style-asian="normal" style:font-weight-asian="normal" style:font-family-complex="Tahoma" style:font-family-generic-complex="system" style:font-pitch-complex="variable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style:text-properties fo:font-size="12.8999996185303pt"/>
    </style:style>
    <style:style style:name="P25" style:family="paragraph">
      <style:text-properties fo:font-family="Optima" style:font-pitch="variable" fo:font-size="12.8999996185303pt" style:font-size-asian="12pt" style:font-size-complex="12pt"/>
    </style:style>
    <style:style style:name="P26" style:family="paragraph">
      <style:paragraph-properties fo:text-align="center"/>
      <style:text-properties fo:font-family="Optima" style:font-pitch="variable" fo:font-size="11pt" style:font-size-asian="11pt" style:font-size-complex="11pt"/>
    </style:style>
    <style:style style:name="P27" style:family="paragraph">
      <style:text-properties fo:font-size="27.8999996185303pt"/>
    </style:style>
    <style:style style:name="P28" style:family="paragraph">
      <style:text-properties style:use-window-font-color="true" style:text-outline="true" fo:font-family="Optima" style:font-pitch="variable" fo:font-size="27.8999996185303pt" fo:font-weight="bold" style:font-size-asian="26pt" style:font-weight-asian="bold" style:font-size-complex="26pt" style:font-weight-complex="bold"/>
    </style:style>
    <style:style style:name="P29" style:family="paragraph">
      <style:paragraph-properties fo:text-align="center"/>
      <style:text-properties fo:font-size="25.7000007629395pt"/>
    </style:style>
    <style:style style:name="P30" style:family="paragraph">
      <style:paragraph-properties fo:text-align="center"/>
      <style:text-properties fo:font-family="Optima" style:font-pitch="variable" fo:font-size="25.7000007629395pt" style:text-underline-style="none" style:font-size-asian="24pt" style:font-size-complex="24pt"/>
    </style:style>
    <style:style style:name="P31" style:family="paragraph">
      <style:paragraph-properties fo:text-align="center"/>
      <style:text-properties fo:color="#c0c0c0" fo:font-family="Optima" style:font-pitch="variable" fo:font-size="25.7000007629395pt" style:font-size-asian="24pt" style:font-size-complex="24pt"/>
    </style:style>
    <style:style style:name="P32" style:family="paragraph">
      <style:paragraph-properties fo:text-align="center"/>
      <style:text-properties fo:color="#ff0000" fo:font-family="Optima" style:font-style-name="ExtraBlack" style:font-pitch="variable" fo:font-size="500pt" fo:font-weight="bold" style:font-size-asian="500pt" style:font-weight-asian="bold" style:font-size-complex="500pt" style:font-weight-complex="bold"/>
    </style:style>
    <style:style style:name="T1" style:family="text">
      <style:text-properties fo:font-family="Optima" style:font-style-name="ExtraBlack" style:font-pitch="variable" fo:font-weight="bold"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color="#ff0000"/>
    </style:style>
    <style:style style:name="T4" style:family="text">
      <style:text-properties fo:color="#4c4c4c"/>
    </style:style>
    <style:style style:name="T5" style:family="text">
      <style:text-properties fo:color="#000000" style:text-outline="false" style:text-line-through-style="none" style:text-position="0% 100%" fo:font-family="Optima" style:font-pitch="variable" fo:font-size="45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45pt" style:language-asian="zxx" style:country-asian="none" style:font-style-asian="normal" style:font-weight-asian="normal" style:font-family-complex="Tahoma" style:font-family-generic-complex="system" style:font-pitch-complex="variable" style:font-size-complex="45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Optima" style:font-pitch="variable" fo:font-size="12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2pt" style:language-asian="zxx" style:country-asian="none" style:font-style-asian="normal" style:font-weight-asian="normal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family="Optima" style:font-pitch="variable" fo:font-size="18pt" style:font-size-asian="18pt" style:font-size-complex="18pt"/>
    </style:style>
    <style:style style:name="T8" style:family="text">
      <style:text-properties fo:font-family="Arial" style:font-style-name="Regular" style:font-family-generic="swiss" style:font-pitch="variable" fo:font-size="18pt" style:font-family-asian="Arial" style:font-style-name-asian="Regular" style:font-family-generic-asian="swiss" style:font-pitch-asian="variable" style:font-size-asian="18pt" style:font-family-complex="Arial" style:font-style-name-complex="Regular" style:font-family-generic-complex="swiss" style:font-pitch-complex="variable" style:font-size-complex="18pt"/>
    </style:style>
    <style:style style:name="T9" style:family="text">
      <style:text-properties fo:font-family="Optima" style:font-pitch="variable"/>
    </style:style>
    <style:style style:name="T10" style:family="text">
      <style:text-properties style:use-window-font-color="true" style:text-outline="false" style:text-line-through-style="none" style:text-position="0% 100%" fo:font-family="Optima" style:font-pitch="variable" fo:font-size="24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fo:font-family="Optima" style:font-pitch="variable" fo:font-size="18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fo:font-family="Optima" style:font-pitch="variable" fo:font-size="12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2pt" style:language-asian="zxx" style:country-asian="none" style:font-style-asian="normal" style:font-weight-asian="normal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family="Optima" style:font-pitch="variable" fo:font-size="13pt" style:font-size-asian="13pt" style:font-size-complex="13pt"/>
    </style:style>
    <style:style style:name="T14" style:family="text">
      <style:text-properties fo:font-family="Optima" style:font-pitch="variable" fo:font-size="14pt" style:font-size-asian="14pt" style:font-size-complex="14pt"/>
    </style:style>
    <style:style style:name="T15" style:family="text">
      <style:text-properties style:use-window-font-color="true" style:text-outline="false" style:text-line-through-style="none" style:text-position="0% 100%" fo:font-family="Optima" style:font-pitch="variable" fo:font-size="11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11pt" style:language-asian="zxx" style:country-asian="none" style:font-style-asian="normal" style:font-weight-asian="normal" style:font-family-complex="Tahoma" style:font-family-generic-complex="system" style:font-pitch-complex="variable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family="Optima" style:font-pitch="variable" fo:font-size="12pt" style:font-family-asian="Optima" style:font-style-name-asian="Regular" style:font-pitch-asian="variable" style:font-size-asian="12pt" style:font-family-complex="Optima" style:font-style-name-complex="Regular" style:font-pitch-complex="variable" style:font-size-complex="12pt"/>
    </style:style>
    <style:style style:name="T17" style:family="text">
      <style:text-properties fo:font-family="Optima" style:font-style-name="Regular" style:font-pitch="variable" fo:font-size="12pt" style:font-family-asian="Optima" style:font-style-name-asian="Regular" style:font-pitch-asian="variable" style:font-size-asian="12pt" style:font-family-complex="Optima" style:font-style-name-complex="Regular" style:font-pitch-complex="variable" style:font-size-complex="12pt"/>
    </style:style>
    <style:style style:name="T18" style:family="text">
      <style:text-properties fo:font-family="Optima" style:font-style-name="Regular" style:font-pitch="variable" fo:font-size="14pt" style:font-family-asian="Optima" style:font-style-name-asian="Regular" style:font-pitch-asian="variable" style:font-size-asian="14pt" style:font-family-complex="Optima" style:font-style-name-complex="Regular" style:font-pitch-complex="variable" style:font-size-complex="14pt"/>
    </style:style>
    <style:style style:name="T19" style:family="text">
      <style:text-properties fo:font-family="Optima" style:font-pitch="variable" fo:font-size="14pt" style:font-family-asian="Optima" style:font-style-name-asian="Regular" style:font-pitch-asian="variable" style:font-size-asian="14pt" style:font-family-complex="Optima" style:font-style-name-complex="Regular" style:font-pitch-complex="variable" style:font-size-complex="14pt"/>
    </style:style>
    <style:style style:name="T20" style:family="text">
      <style:text-properties fo:font-family="Optima" style:font-pitch="variable" fo:font-size="11pt" style:font-size-asian="11pt" style:font-size-complex="11pt"/>
    </style:style>
    <style:style style:name="T21" style:family="text">
      <style:text-properties style:use-window-font-color="true" style:text-outline="true" fo:font-family="Optima" style:font-pitch="variable"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family="Optima" style:font-pitch="variable" fo:font-size="24pt" style:text-underline-style="none" style:font-size-asian="24pt" style:font-size-complex="24pt"/>
    </style:style>
    <style:style style:name="T23" style:family="text">
      <style:text-properties fo:color="#c0c0c0" fo:font-family="Optima" style:font-pitch="variable" fo:font-size="24pt" style:font-size-asian="24pt" style:font-size-complex="24pt"/>
    </style:style>
    <style:style style:name="T24" style:family="text">
      <style:text-properties fo:color="#000000"/>
    </style:style>
    <style:style style:name="T25" style:family="text">
      <style:text-properties fo:color="#0030f6" fo:font-size="40pt" style:font-size-asian="40pt" style:font-size-complex="40pt"/>
    </style:style>
    <style:style style:name="T26" style:family="text">
      <style:text-properties fo:font-size="40pt" style:font-size-asian="40pt" style:font-size-complex="40pt"/>
    </style:style>
    <style:style style:name="T27" style:family="text">
      <style:text-properties fo:color="#ff0000" fo:font-family="Optima" style:font-style-name="ExtraBlack" style:font-pitch="variable" fo:font-size="500pt" fo:font-weight="bold" style:font-size-asian="500pt" style:font-weight-asian="bold" style:font-size-complex="500pt" style:font-weight-complex="bold"/>
    </style:style>
    <style:style style:name="T2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1" draw:layer="layout" svg:width="26cm" svg:height="14.25cm" svg:x="1cm" svg:y="0.625cm" presentation:class="title" presentation:user-transformed="true">
          <draw:text-box>
            <text:p><text:span text:style-name="T1">Paths of Serv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Agenda_20_Master" presentation:presentation-page-layout-name="AL1T19">
        <office:forms form:automatic-focus="false" form:apply-design-mode="false"/>
        <draw:frame presentation:style-name="pr3" draw:text-style-name="P2" draw:layer="layout" svg:width="25.199cm" svg:height="18.501cm" svg:x="1.4cm" svg:y="1cm" presentation:class="title">
          <draw:text-box>
            <text:p><text:span text:style-name="T2">Contribution</text:span><text:span text:style-name="T2"><text:line-break/></text:span><text:span text:style-name="T2">Process</text:span><text:span text:style-name="T2"><text:line-break/></text:span><text:span text:style-name="T2">Grow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ext_20_Master" presentation:presentation-page-layout-name="AL1T19">
        <office:forms form:automatic-focus="false" form:apply-design-mode="false"/>
        <draw:frame presentation:style-name="pr5" draw:text-style-name="P3" draw:layer="layout" svg:width="26cm" svg:height="19.023cm" svg:x="1cm" svg:y="0.977cm" presentation:class="title" presentation:user-transformed="true">
          <draw:text-box>
            <text:p><text:span text:style-name="T3">Skills and Learning</text:span><text:line-break/><text:span text:style-name="T4">vs. Titles and</text:span><text:span text:style-name="T4"><text:line-break/></text:span><text:span text:style-name="T4">Defined Ro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ext_20_Master" presentation:presentation-page-layout-name="AL1T19">
        <office:forms form:automatic-focus="false" form:apply-design-mode="false"/>
        <draw:frame presentation:style-name="pr5" draw:text-style-name="P3" draw:layer="layout" svg:width="26cm" svg:height="19.023cm" svg:x="1cm" svg:y="0.977cm" presentation:class="title" presentation:user-transformed="true">
          <draw:text-box>
            <text:p>All <text:span text:style-name="T3">Contribu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ext_20_Master" presentation:presentation-page-layout-name="AL1T19">
        <office:forms form:automatic-focus="false" form:apply-design-mode="false"/>
        <draw:frame presentation:style-name="pr5" draw:text-style-name="P3" draw:layer="layout" svg:width="26cm" svg:height="19.023cm" svg:x="1cm" svg:y="0.977cm" presentation:class="title" presentation:user-transformed="true">
          <draw:text-box>
            <text:p><text:span text:style-name="T3">Process</text:span> Facilitation<text:line-break/><text:span text:style-name="T5"> </text:span><text:span text:style-name="T5"><text:line-break/></text:span><text:span text:style-name="T5">Facilitates the use of the</text:span><text:span text:style-name="T5"><text:line-break/></text:span><text:span text:style-name="T5">OpenAgile proce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ext_20_Master" presentation:presentation-page-layout-name="AL1T19">
        <office:forms form:automatic-focus="false" form:apply-design-mode="false"/>
        <draw:frame presentation:style-name="pr5" draw:text-style-name="P3" draw:layer="layout" svg:width="26cm" svg:height="19.023cm" svg:x="1cm" svg:y="0.977cm" presentation:class="title" presentation:user-transformed="true">
          <draw:text-box>
            <text:p><text:span text:style-name="T3">Growth</text:span> Facilitation<text:line-break/><text:line-break/><text:span text:style-name="T6"> </text:span><text:span text:style-name="T5">Encourages Organic Growth</text:span><text:span text:style-name="T5"><text:line-break/></text:span><text:span text:style-name="T5">Manages the Value Drivers</text:span><text:span text:style-name="T5"><text:line-break/></text:span><text:span text:style-name="T5">Facilitates capacity-buil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xlink:href="../../../Documents/Reference/OpenAgile%20Process%20Reference%20Level%201.odg#page1" xlink:type="simple" xlink:show="replace" xlink:actuate="onRequest">
        <office:forms form:automatic-focus="false" form:apply-design-mode="false"/>
        <draw:rect draw:style-name="gr2" draw:text-style-name="P5" draw:layer="layout" svg:width="1.187cm" svg:height="3.752cm" svg:x="2.914cm" svg:y="10.183cm">
          <text:p/>
        </draw:rect>
        <draw:rect draw:style-name="gr2" draw:text-style-name="P5" draw:layer="layout" svg:width="1.187cm" svg:height="3.752cm" svg:x="0.647cm" svg:y="10.183cm">
          <text:p/>
        </draw:rect>
        <draw:rect draw:style-name="gr3" draw:text-style-name="P6" draw:layer="layout" svg:width="27.525cm" svg:height="4.824cm" svg:x="0.001cm" svg:y="9.647cm">
          <text:p/>
        </draw:rect>
        <draw:rect draw:style-name="gr4" draw:text-style-name="P8" draw:layer="layout" svg:width="2.159cm" svg:height="1.072cm" svg:x="4.856cm" svg:y="1.071cm">
          <text:p text:style-name="P7"><text:span text:style-name="T7">$$$</text:span></text:p>
        </draw:rect>
        <draw:rect draw:style-name="gr4" draw:text-style-name="P8" draw:layer="layout" svg:width="2.159cm" svg:height="1.072cm" svg:x="4.856cm" svg:y="2.679cm">
          <text:p text:style-name="P7"><text:span text:style-name="T7">$$</text:span></text:p>
        </draw:rect>
        <draw:rect draw:style-name="gr4" draw:text-style-name="P8" draw:layer="layout" svg:width="2.159cm" svg:height="1.072cm" svg:x="4.856cm" svg:y="4.287cm">
          <text:p text:style-name="P7"><text:span text:style-name="T7">$</text:span></text:p>
        </draw:rect>
        <draw:rect draw:style-name="gr4" draw:text-style-name="P8" draw:layer="layout" svg:width="2.159cm" svg:height="1.072cm" svg:x="4.856cm" svg:y="7.503cm">
          <text:p text:style-name="P7"><text:span text:style-name="T8">¢</text:span></text:p>
        </draw:rect>
        <draw:ellipse draw:style-name="gr5" draw:text-style-name="P9" draw:layer="layout" svg:width="0.216cm" svg:height="0.214cm" svg:x="5.828cm" svg:y="5.788cm">
          <text:p/>
        </draw:ellipse>
        <draw:ellipse draw:style-name="gr5" draw:text-style-name="P9" draw:layer="layout" svg:width="0.216cm" svg:height="0.214cm" svg:x="5.828cm" svg:y="6.324cm">
          <text:p/>
        </draw:ellipse>
        <draw:ellipse draw:style-name="gr5" draw:text-style-name="P9" draw:layer="layout" svg:width="0.216cm" svg:height="0.214cm" svg:x="5.828cm" svg:y="6.86cm">
          <text:p/>
        </draw:ellipse>
        <draw:custom-shape draw:style-name="gr6" draw:text-style-name="P10" draw:layer="layout" svg:width="1.727cm" svg:height="1.608cm" svg:x="4.101cm" svg:y="11.25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0" draw:layer="layout" svg:width="1.727cm" svg:height="1.608cm" svg:x="17.702cm" svg:y="11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2" draw:layer="layout" svg:width="5.397cm" svg:height="1.072cm" svg:x="0cm" svg:y="1.071cm">
          <draw:text-box>
            <text:p text:style-name="P11"><text:span text:style-name="T9">Value Drivers:</text:span></text:p>
          </draw:text-box>
        </draw:frame>
        <draw:g>
          <draw:g>
            <draw:g>
              <draw:path draw:style-name="gr8" draw:text-style-name="P14" draw:layer="layout" svg:width="2.698cm" svg:height="6.125cm" svg:x="1.079cm" svg:y="2.449cm" svg:viewBox="0 0 2699 6126" svg:d="m1484 5834-2 14-2 14v12l2 13 2 13 2 13 4 12 4 13 4 11 7 12 6 13 8 11 7 11 9 10 9 11 9 10 11 10 11 10 12 9 13 7 12 9 14 8 13 7 15 6 14 7 16 4 14 5 17 6 16 3 18 3 17 3 17 2v0h75l18-2 17-3 16-3 18-3 15-6 16-5 14-4 16-7 13-6 15-7 13-8 13-9 13-7 11-9 11-10 11-10 9-10 9-11 10-10 7-11 7-11 6-13 7-12 5-11 3-13 4-12 3-13 1-13 1-13v-12l-1-14-1-14v0 0-4019l-1-6v-6l1-5 2-7 2-5 3-4 4-6 5-4 4-4 6-5 5-3 7-3 7-3 7-1 7-2 8-2 8 2 7 2 7 1 8 3 5 3 7 3 4 5 5 4 6 4 2 6 4 4 3 5 1 7 1 5v6 6 0 0 1632l-1 9-1 10v8l1 10 1 8 1 8 2 10 3 7 3 10 5 6 3 8 6 8 5 8 5 7 8 7 5 7 8 7 7 6 8 5 8 7 9 5 9 5 9 5 10 4 10 4 11 5 9 3 12 2 11 3 11 3 12 2 12 1 11-1 12-2 11-3 12-3 10-2 12-3 9-5 10-4 10-4 9-5 10-5 8-5 8-7 8-5 7-6 8-7 6-7 6-7 6-7 6-8 4-8 4-8 5-6 3-10 2-7 3-10 2-8 2-8v-10-8-10l-2-9v0 0-1939l2-8v-9-8-10l-2-9-2-8-3-9-2-8-3-9-5-7-4-8-4-7-6-8-6-8-6-6-6-7-8-7-7-6-8-7-8-5-8-5-10-5-9-5-10-4-10-5-9-3-12-4-10-3-12-3-11-2-12-2-11-1v0h-2291l-13 1-11 2-12 2-10 3-12 3-10 4-10 3-11 5-9 4-9 5-10 5-8 5-8 5-8 7-8 6-6 7-7 7-7 6-6 8-4 8-6 7-4 8-3 7-4 9-4 8-2 9-1 8-1 9v27l1 8v0 1939l-1 9v28l1 8 1 8 2 10 4 7 4 10 3 6 4 8 6 8 4 8 6 7 7 7 7 7 6 7 8 6 8 5 8 7 8 5 10 5 9 5 9 4 11 4 10 5 10 3 12 2 10 3 12 3 11 2 13 1 11-1 12-2 12-3 10-3 10-2 12-3 10-5 9-4 10-4 10-5 10-5 7-5 9-7 7-5 8-6 7-7 7-7 5-7 7-7 5-8 4-8 5-8 4-6 3-10 2-7 4-10 2-8 1-8v-10-8-10l-1-9v0-1632l-1-6v-6l1-5 2-7 2-5 3-4 4-6 4-4 5-4 6-5 5-3 7-3 6-3 8-1 7-2 8-2 8 2 7 2 7 1 7 3 5 3 8 3 4 5 6 4 4 4 3 6 4 4 3 5 1 7 1 5v6 6 0 4017l-2 13-3 13v13l3 13 2 13 2 13 3 13 5 13 4 11 5 12 8 12 7 11 8 10 9 12 8 11 10 10 11 9 10 10 12 8 13 9 13 7 12 8 14 7 15 7 14 6 16 6 15 5 17 4 17 5 16 3 18 2 17 2v0h74v0l19-2 17-2 16-3 16-5 16-4 17-5 14-6 16-6 13-7 15-7 13-8 13-7 12-9 12-8 10-10 10-9 11-10 9-11 8-12 8-10 7-11 7-12 6-12 6-11 3-13 3-13 3-13 1-13 1-13v-13l-1-13-1-13v0 0-2120l-1-6v-6-6-5l1-7 1-5 1-5 3-7 2-4 2-7 4-5 4-4 3-6 3-4 4-5 5-5 8-8 12-9 6-3 5-3 8-3 6-4 6-2 7-2 7-3 7-1 8-2 7-1 8-3h8 8l7 3 8 1 7 2 8 1 7 3 7 2 7 2 6 4 5 3 6 3 7 3 10 9 10 8 5 5 3 5 5 4 3 6 3 4 2 5 4 7 3 4v7l3 5 1 5v7l1 5v6l-1 6v6 0zm-734-3129v-30l2-30 5-29 5-29 7-28 7-28 11-26 10-27 11-26 15-24 14-25 16-24 15-22 18-23 20-21 19-21 21-18 22-19 23-16 24-17 23-15 25-14 26-13 26-12 27-11 28-8 29-9 29-6 31-6 29-3 30-2 31-1 30 1 31 2 30 3 29 6 29 6 28 9 28 8 27 11 27 12 26 13 25 14 25 15 24 17 21 16 23 19 20 18 20 21 19 21 18 23 17 22 16 24 14 25 12 24 13 26 11 27 8 26 9 28 6 28 6 29 3 29 2 30 1 30v0l-1 30-2 30-3 29-6 29-6 28-9 28-8 27-11 26-13 26-12 26-14 23-16 24-17 23-18 22-19 21-20 21-20 19-23 18-21 18-24 16-25 15-25 14-26 12-27 12-27 11-28 9-28 8-29 7-29 5-30 3-31 2-30 1-31-1-30-2-29-3-31-5-29-7-29-8-28-9-27-11-26-12-26-12-25-14-23-15-24-16-23-18-22-18-21-19-19-21-20-21-18-22-15-23-16-24-14-23-15-26-11-26-10-26-11-27-7-28-7-28-5-29-5-29-2-30z">
                <text:p text:style-name="P13"><text:span text:style-name="T10"/></text:p>
                <text:p text:style-name="P13"><text:span text:style-name="T11">Growth</text:span></text:p>
                <text:p text:style-name="P13"><text:span text:style-name="T11">Facilitator</text:span></text:p>
                <text:p text:style-name="P13"><text:span text:style-name="T12">- encourages</text:span></text:p>
                <text:p text:style-name="P13"><text:span text:style-name="T12">Organic Growth</text:span></text:p>
                <text:p text:style-name="P13"><text:span text:style-name="T12">- manages the</text:span></text:p>
                <text:p text:style-name="P13"><text:span text:style-name="T12">Value Drivers</text:span></text:p>
                <text:p text:style-name="P13"><text:span text:style-name="T12">- facilitates</text:span></text:p>
                <text:p text:style-name="P13"><text:span text:style-name="T12">capacity-building</text:span></text:p>
              </draw:path>
            </draw:g>
          </draw:g>
        </draw:g>
        <draw:g>
          <draw:g>
            <draw:g>
              <draw:path draw:style-name="gr9" draw:text-style-name="P15" draw:layer="layout" svg:width="1.006cm" svg:height="2.474cm" svg:x="0.612cm" svg:y="15.543cm" svg:viewBox="0 0 1007 2475" svg:d="m554 2357-1 6v5 5 6l1 4 1 6 1 4 1 6 2 4 2 5 2 5 4 5 3 4 3 4 3 4 4 4 4 5 4 4 5 3 4 3 4 4 6 3 5 3 5 2 6 3 5 2 6 2 6 2 7 2h6l5 2 8 1v0h27l8-1 5-2h6l7-2 5-2 7-2 5-2 6-3 5-2 5-3 6-3 4-4 4-3 5-3 4-4 4-5 4-4 3-4 3-4 3-4 2-5 4-5 2-5 2-4 1-6 1-4 1-6v-4l1-6v-5l-1-5v-6 0 0-1624-2-2-3l1-2 1-3 1-2 2-2 1-1 2-2 2-2 2-1 2-1 4-1 2-1 3-2h2 3l2 2 4 1 2 1 2 1 3 1 1 2 2 2 3 1 1 2 1 2 1 3v2l1 3v2 2 0 0 659l-1 5v3 3 5l1 3v3l1 4 1 2 1 5 1 2 2 3 3 3 1 5 2 3 3 2 2 2 2 3 4 2 3 3 2 2 4 3 4 1 3 3 3 1 4 2 4 1 4 3 4 1h4l4 1 4 1 4 1 5-1 5-1 4-1h4l4-1 4-3 4-1 4-2 3-1 3-3 5-1 2-3 3-2 3-3 3-2 3-3 2-2 2-2 2-3 2-5 3-3 1-3 2-2 1-5 1-2 1-4v-3l1-3v-5-3-3l-1-5v0 0-782l1-3v-5-3-4l-1-3v-3l-1-4-1-3-1-4-2-3-1-4-3-3-2-2-2-3-2-2-2-5-3-2-3-2-3-2-3-3-2-1-5-4-3-1-3-2-4-2-4-1-4-1-4-2-4-1h-4l-5-1h-5v0h-854-5l-4 1h-4l-5 1-4 2-3 1-4 1-4 2-3 2-4 1-4 4-3 1-2 3-3 2-3 2-3 2-3 5-2 2-2 3-1 2-2 3-3 4-1 3-1 4-1 3-1 4-1 3v3 12 3 0 782 5 11 3l1 3 1 4 1 2 1 5 1 2 3 3 2 3 1 5 2 3 2 2 3 2 3 3 3 2 3 3 2 2 3 3 4 1 4 3 3 1 4 2 4 1 3 3 4 1h5l4 1 4 1 5 1 4-1 4-1 5-1h4l4-1 4-3 4-1 4-2 3-1 3-3 4-1 3-3 3-2 3-3 3-2 3-3 2-2 2-2 2-3 2-5 3-3 1-3 2-2 1-5 1-2 1-4v-3l1-3v-5-3-3l-1-5v0-659-2-2-3l1-2 1-3 1-2 1-2 3-1 1-2 2-2 2-1 2-1 3-1 3-1 3-2h3 2l3 2 3 1 3 1 2 1 2 1 1 2 2 2 3 1 1 2 1 2 1 3v2l1 3v2 2 0 1623l-1 4v7 4 6l1 5 1 5 1 6 1 4 2 5 2 6 3 4 3 4 3 6 2 3 3 4 5 4 3 5 4 3 5 4 5 3 4 4 6 3 4 2 7 3 5 2 5 2 6 3 6 2 7 2 5 1h7l6 1v0h28v0l7-1h6l7-1 6-2 5-2 7-3 5-2 6-2 5-3 5-2 6-3 4-4 4-3 5-4 4-3 3-5 5-4 3-4 3-3 3-6 3-4 2-4 3-6 1-5 1-4 2-6 1-5v-5l1-6v-4l-1-7v-4 0 0-856l-1-2v-4-2-2l1-3v-2l1-1v-4l2-2 1-2 1-2 1-1 2-3 1-1 1-3 2-2 3-3 5-3 2-2 2-1 2-1 2-1 4-2 2-1 2-1 3-1h2 4l3-1h2 3l3 1h3 3l3 1 2 1 2 1 4 2 2 1 2 1 2 1 2 2 5 3 3 3 2 2 1 3 1 1 2 3 1 1v2l3 2 1 2v4l1 1v2 3 2 2 4 2 0zm-274-1264v-12l1-13 2-12 1-11 3-11 2-12 5-10 3-11 5-10 5-11 5-9 6-10 6-10 6-8 8-9 7-7 8-9 9-7 8-7 9-6 9-7 9-5 10-5 10-6 9-4 11-3 11-3 11-3 11-3h10l12-2h11 12l11 2h12l10 3 11 3 11 3 10 3 10 4 10 6 10 5 10 5 8 7 9 6 8 7 9 7 8 9 6 7 8 9 6 8 7 10 6 10 6 9 4 11 4 10 4 11 4 10 3 12 2 11 2 11 1 12 1 13v12 0 12l-1 11-1 12-2 12-2 12-3 11-4 11-4 11-4 10-4 10-6 10-6 9-7 9-6 9-8 8-6 9-8 7-9 8-8 8-9 6-8 6-10 6-10 5-10 4-10 5-10 3-11 3-11 3-10 2-12 2-11 1h-12-11l-12-1-10-2-11-2-11-3-11-3-11-3-9-5-10-4-10-5-9-6-9-6-9-6-8-8-9-8-8-7-7-9-8-8-6-9-6-9-6-9-5-10-5-10-5-10-3-11-5-11-2-11-3-12-1-12-2-12-1-11z">
                <text:p/>
              </draw:path>
            </draw:g>
          </draw:g>
        </draw:g>
        <draw:g>
          <draw:g>
            <draw:g>
              <draw:path draw:style-name="gr9" draw:text-style-name="P15" draw:layer="layout" svg:width="1.006cm" svg:height="2.474cm" svg:x="3.85cm" svg:y="15.543cm" svg:viewBox="0 0 1007 2475" svg:d="m554 2357-1 6v5 5 6l1 4 1 6 1 4 1 6 2 4 2 5 2 5 4 5 3 4 3 4 3 4 4 4 4 5 4 4 5 3 4 3 4 4 6 3 5 3 5 2 6 3 5 2 6 2 6 2 7 2h6l5 2 8 1v0h27l8-1 5-2h6l7-2 5-2 7-2 5-2 6-3 5-2 5-3 6-3 4-4 4-3 5-3 4-4 4-5 4-4 3-4 3-4 3-4 2-5 4-5 2-5 2-4 1-6 1-4 1-6v-4l1-6v-5l-1-5v-6 0 0-1624-2-2-3l1-2 1-3 1-2 2-2 1-1 2-2 2-2 2-1 2-1 4-1 2-1 3-2h2 3l2 2 4 1 2 1 2 1 3 1 1 2 2 2 3 1 1 2 1 2 1 3v2l1 3v2 2 0 0 659l-1 5v3 3 5l1 3v3l1 4 1 2 1 5 1 2 2 3 3 3 1 5 2 3 3 2 2 2 2 3 4 2 3 3 2 2 4 3 4 1 3 3 3 1 4 2 4 1 4 3 4 1h4l4 1 4 1 4 1 5-1 5-1 4-1h4l4-1 4-3 4-1 4-2 3-1 3-3 5-1 2-3 3-2 3-3 3-2 3-3 2-2 2-2 2-3 2-5 3-3 1-3 2-2 1-5 1-2 1-4v-3l1-3v-5-3-3l-1-5v0 0-782l1-3v-5-3-4l-1-3v-3l-1-4-1-3-1-4-2-3-1-4-3-3-2-2-2-3-2-2-2-5-3-2-3-2-3-2-3-3-2-1-5-4-3-1-3-2-4-2-4-1-4-1-4-2-4-1h-4l-5-1h-5v0h-854-5l-4 1h-4l-5 1-4 2-3 1-4 1-4 2-3 2-4 1-4 4-3 1-2 3-3 2-3 2-3 2-3 5-2 2-2 3-1 2-2 3-3 4-1 3-1 4-1 3-1 4-1 3v3 12 3 0 782 5 11 3l1 3 1 4 1 2 1 5 1 2 3 3 2 3 1 5 2 3 2 2 3 2 3 3 3 2 3 3 2 2 3 3 4 1 4 3 3 1 4 2 4 1 3 3 4 1h5l4 1 4 1 5 1 4-1 4-1 5-1h4l4-1 4-3 4-1 4-2 3-1 3-3 4-1 3-3 3-2 3-3 3-2 3-3 2-2 2-2 2-3 2-5 3-3 1-3 2-2 1-5 1-2 1-4v-3l1-3v-5-3-3l-1-5v0-659-2-2-3l1-2 1-3 1-2 1-2 3-1 1-2 2-2 2-1 2-1 3-1 3-1 3-2h3 2l3 2 3 1 3 1 2 1 2 1 1 2 2 2 3 1 1 2 1 2 1 3v2l1 3v2 2 0 1623l-1 4v7 4 6l1 5 1 5 1 6 1 4 2 5 2 6 3 4 3 4 3 6 2 3 3 4 5 4 3 5 4 3 5 4 5 3 4 4 6 3 4 2 7 3 5 2 5 2 6 3 6 2 7 2 5 1h7l6 1v0h28v0l7-1h6l7-1 6-2 5-2 7-3 5-2 6-2 5-3 5-2 6-3 4-4 4-3 5-4 4-3 3-5 5-4 3-4 3-3 3-6 3-4 2-4 3-6 1-5 1-4 2-6 1-5v-5l1-6v-4l-1-7v-4 0 0-856l-1-2v-4-2-2l1-3v-2l1-1v-4l2-2 1-2 1-2 1-1 2-3 1-1 1-3 2-2 3-3 5-3 2-2 2-1 2-1 2-1 4-2 2-1 2-1 3-1h2 4l3-1h2 3l3 1h3 3l3 1 2 1 2 1 4 2 2 1 2 1 2 1 2 2 5 3 3 3 2 2 1 3 1 1 2 3 1 1v2l3 2 1 2v4l1 1v2 3 2 2 4 2 0zm-274-1264v-12l1-13 2-12 1-11 3-11 2-12 5-10 3-11 5-10 5-11 5-9 6-10 6-10 6-8 8-9 7-7 8-9 9-7 8-7 9-6 9-7 9-5 10-5 10-6 9-4 11-3 11-3 11-3 11-3h10l12-2h11 12l11 2h12l10 3 11 3 11 3 10 3 10 4 10 6 10 5 10 5 8 7 9 6 8 7 9 7 8 9 6 7 8 9 6 8 7 10 6 10 6 9 4 11 4 10 4 11 4 10 3 12 2 11 2 11 1 12 1 13v12 0 12l-1 11-1 12-2 12-2 12-3 11-4 11-4 11-4 10-4 10-6 10-6 9-7 9-6 9-8 8-6 9-8 7-9 8-8 8-9 6-8 6-10 6-10 5-10 4-10 5-10 3-11 3-11 3-10 2-12 2-11 1h-12-11l-12-1-10-2-11-2-11-3-11-3-11-3-9-5-10-4-10-5-9-6-9-6-9-6-8-8-9-8-8-7-7-9-8-8-6-9-6-9-6-9-5-10-5-10-5-10-3-11-5-11-2-11-3-12-1-12-2-12-1-11z">
                <text:p/>
              </draw:path>
            </draw:g>
          </draw:g>
        </draw:g>
        <draw:g>
          <draw:g>
            <draw:g>
              <draw:path draw:style-name="gr9" draw:text-style-name="P15" draw:layer="layout" svg:width="1.006cm" svg:height="2.474cm" svg:x="1.691cm" svg:y="15.543cm" svg:viewBox="0 0 1007 2475" svg:d="m554 2357-1 6v5 5 6l1 4 1 6 1 4 1 6 2 4 2 5 2 5 4 5 3 4 3 4 3 4 4 4 4 5 4 4 5 3 4 3 4 4 6 3 5 3 5 2 6 3 5 2 6 2 6 2 7 2h6l5 2 8 1v0h27l8-1 5-2h6l7-2 5-2 7-2 5-2 6-3 5-2 5-3 6-3 4-4 4-3 5-3 4-4 4-5 4-4 3-4 3-4 3-4 2-5 4-5 2-5 2-4 1-6 1-4 1-6v-4l1-6v-5l-1-5v-6 0 0-1624-2-2-3l1-2 1-3 1-2 2-2 1-1 2-2 2-2 2-1 2-1 4-1 2-1 3-2h2 3l2 2 4 1 2 1 2 1 3 1 1 2 2 2 3 1 1 2 1 2 1 3v2l1 3v2 2 0 0 659l-1 5v3 3 5l1 3v3l1 4 1 2 1 5 1 2 2 3 3 3 1 5 2 3 3 2 2 2 2 3 4 2 3 3 2 2 4 3 4 1 3 3 3 1 4 2 4 1 4 3 4 1h4l4 1 4 1 4 1 5-1 5-1 4-1h4l4-1 4-3 4-1 4-2 3-1 3-3 5-1 2-3 3-2 3-3 3-2 3-3 2-2 2-2 2-3 2-5 3-3 1-3 2-2 1-5 1-2 1-4v-3l1-3v-5-3-3l-1-5v0 0-782l1-3v-5-3-4l-1-3v-3l-1-4-1-3-1-4-2-3-1-4-3-3-2-2-2-3-2-2-2-5-3-2-3-2-3-2-3-3-2-1-5-4-3-1-3-2-4-2-4-1-4-1-4-2-4-1h-4l-5-1h-5v0h-854-5l-4 1h-4l-5 1-4 2-3 1-4 1-4 2-3 2-4 1-4 4-3 1-2 3-3 2-3 2-3 2-3 5-2 2-2 3-1 2-2 3-3 4-1 3-1 4-1 3-1 4-1 3v3 12 3 0 782 5 11 3l1 3 1 4 1 2 1 5 1 2 3 3 2 3 1 5 2 3 2 2 3 2 3 3 3 2 3 3 2 2 3 3 4 1 4 3 3 1 4 2 4 1 3 3 4 1h5l4 1 4 1 5 1 4-1 4-1 5-1h4l4-1 4-3 4-1 4-2 3-1 3-3 4-1 3-3 3-2 3-3 3-2 3-3 2-2 2-2 2-3 2-5 3-3 1-3 2-2 1-5 1-2 1-4v-3l1-3v-5-3-3l-1-5v0-659-2-2-3l1-2 1-3 1-2 1-2 3-1 1-2 2-2 2-1 2-1 3-1 3-1 3-2h3 2l3 2 3 1 3 1 2 1 2 1 1 2 2 2 3 1 1 2 1 2 1 3v2l1 3v2 2 0 1623l-1 4v7 4 6l1 5 1 5 1 6 1 4 2 5 2 6 3 4 3 4 3 6 2 3 3 4 5 4 3 5 4 3 5 4 5 3 4 4 6 3 4 2 7 3 5 2 5 2 6 3 6 2 7 2 5 1h7l6 1v0h28v0l7-1h6l7-1 6-2 5-2 7-3 5-2 6-2 5-3 5-2 6-3 4-4 4-3 5-4 4-3 3-5 5-4 3-4 3-3 3-6 3-4 2-4 3-6 1-5 1-4 2-6 1-5v-5l1-6v-4l-1-7v-4 0 0-856l-1-2v-4-2-2l1-3v-2l1-1v-4l2-2 1-2 1-2 1-1 2-3 1-1 1-3 2-2 3-3 5-3 2-2 2-1 2-1 2-1 4-2 2-1 2-1 3-1h2 4l3-1h2 3l3 1h3 3l3 1 2 1 2 1 4 2 2 1 2 1 2 1 2 2 5 3 3 3 2 2 1 3 1 1 2 3 1 1v2l3 2 1 2v4l1 1v2 3 2 2 4 2 0zm-274-1264v-12l1-13 2-12 1-11 3-11 2-12 5-10 3-11 5-10 5-11 5-9 6-10 6-10 6-8 8-9 7-7 8-9 9-7 8-7 9-6 9-7 9-5 10-5 10-6 9-4 11-3 11-3 11-3 11-3h10l12-2h11 12l11 2h12l10 3 11 3 11 3 10 3 10 4 10 6 10 5 10 5 8 7 9 6 8 7 9 7 8 9 6 7 8 9 6 8 7 10 6 10 6 9 4 11 4 10 4 11 4 10 3 12 2 11 2 11 1 12 1 13v12 0 12l-1 11-1 12-2 12-2 12-3 11-4 11-4 11-4 10-4 10-6 10-6 9-7 9-6 9-8 8-6 9-8 7-9 8-8 8-9 6-8 6-10 6-10 5-10 4-10 5-10 3-11 3-11 3-10 2-12 2-11 1h-12-11l-12-1-10-2-11-2-11-3-11-3-11-3-9-5-10-4-10-5-9-6-9-6-9-6-8-8-9-8-8-7-7-9-8-8-6-9-6-9-6-9-5-10-5-10-5-10-3-11-5-11-2-11-3-12-1-12-2-12-1-11z">
                <text:p/>
              </draw:path>
            </draw:g>
          </draw:g>
        </draw:g>
        <draw:g>
          <draw:g>
            <draw:g>
              <draw:path draw:style-name="gr9" draw:text-style-name="P15" draw:layer="layout" svg:width="1.006cm" svg:height="2.474cm" svg:x="1.691cm" svg:y="18.43cm" svg:viewBox="0 0 1007 2475" svg:d="m554 2357-1 6v5 5 6l1 4 1 6 1 4 1 6 2 4 2 5 2 5 4 5 3 4 3 4 3 4 4 4 4 5 4 4 5 3 4 3 4 4 6 3 5 3 5 2 6 3 5 2 6 2 6 2 7 2h6l5 2 8 1v0h27l8-1 5-2h6l7-2 5-2 7-2 5-2 6-3 5-2 5-3 6-3 4-4 4-3 5-3 4-4 4-5 4-4 3-4 3-4 3-4 2-5 4-5 2-5 2-4 1-6 1-4 1-6v-4l1-6v-5l-1-5v-6 0 0-1624-2-2-3l1-2 1-3 1-2 2-2 1-1 2-2 2-2 2-1 2-1 4-1 2-1 3-2h2 3l2 2 4 1 2 1 2 1 3 1 1 2 2 2 3 1 1 2 1 2 1 3v2l1 3v2 2 0 0 659l-1 5v3 3 5l1 3v3l1 4 1 2 1 5 1 2 2 3 3 3 1 5 2 3 3 2 2 2 2 3 4 2 3 3 2 2 4 3 4 1 3 3 3 1 4 2 4 1 4 3 4 1h4l4 1 4 1 4 1 5-1 5-1 4-1h4l4-1 4-3 4-1 4-2 3-1 3-3 5-1 2-3 3-2 3-3 3-2 3-3 2-2 2-2 2-3 2-5 3-3 1-3 2-2 1-5 1-2 1-4v-3l1-3v-5-3-3l-1-5v0 0-782l1-3v-5-3-4l-1-3v-3l-1-4-1-3-1-4-2-3-1-4-3-3-2-2-2-3-2-2-2-5-3-2-3-2-3-2-3-3-2-1-5-4-3-1-3-2-4-2-4-1-4-1-4-2-4-1h-4l-5-1h-5v0h-854-5l-4 1h-4l-5 1-4 2-3 1-4 1-4 2-3 2-4 1-4 4-3 1-2 3-3 2-3 2-3 2-3 5-2 2-2 3-1 2-2 3-3 4-1 3-1 4-1 3-1 4-1 3v3 12 3 0 782 5 11 3l1 3 1 4 1 2 1 5 1 2 3 3 2 3 1 5 2 3 2 2 3 2 3 3 3 2 3 3 2 2 3 3 4 1 4 3 3 1 4 2 4 1 3 3 4 1h5l4 1 4 1 5 1 4-1 4-1 5-1h4l4-1 4-3 4-1 4-2 3-1 3-3 4-1 3-3 3-2 3-3 3-2 3-3 2-2 2-2 2-3 2-5 3-3 1-3 2-2 1-5 1-2 1-4v-3l1-3v-5-3-3l-1-5v0-659-2-2-3l1-2 1-3 1-2 1-2 3-1 1-2 2-2 2-1 2-1 3-1 3-1 3-2h3 2l3 2 3 1 3 1 2 1 2 1 1 2 2 2 3 1 1 2 1 2 1 3v2l1 3v2 2 0 1623l-1 4v7 4 6l1 5 1 5 1 6 1 4 2 5 2 6 3 4 3 4 3 6 2 3 3 4 5 4 3 5 4 3 5 4 5 3 4 4 6 3 4 2 7 3 5 2 5 2 6 3 6 2 7 2 5 1h7l6 1v0h28v0l7-1h6l7-1 6-2 5-2 7-3 5-2 6-2 5-3 5-2 6-3 4-4 4-3 5-4 4-3 3-5 5-4 3-4 3-3 3-6 3-4 2-4 3-6 1-5 1-4 2-6 1-5v-5l1-6v-4l-1-7v-4 0 0-856l-1-2v-4-2-2l1-3v-2l1-1v-4l2-2 1-2 1-2 1-1 2-3 1-1 1-3 2-2 3-3 5-3 2-2 2-1 2-1 2-1 4-2 2-1 2-1 3-1h2 4l3-1h2 3l3 1h3 3l3 1 2 1 2 1 4 2 2 1 2 1 2 1 2 2 5 3 3 3 2 2 1 3 1 1 2 3 1 1v2l3 2 1 2v4l1 1v2 3 2 2 4 2 0zm-274-1264v-12l1-13 2-12 1-11 3-11 2-12 5-10 3-11 5-10 5-11 5-9 6-10 6-10 6-8 8-9 7-7 8-9 9-7 8-7 9-6 9-7 9-5 10-5 10-6 9-4 11-3 11-3 11-3 11-3h10l12-2h11 12l11 2h12l10 3 11 3 11 3 10 3 10 4 10 6 10 5 10 5 8 7 9 6 8 7 9 7 8 9 6 7 8 9 6 8 7 10 6 10 6 9 4 11 4 10 4 11 4 10 3 12 2 11 2 11 1 12 1 13v12 0 12l-1 11-1 12-2 12-2 12-3 11-4 11-4 11-4 10-4 10-6 10-6 9-7 9-6 9-8 8-6 9-8 7-9 8-8 8-9 6-8 6-10 6-10 5-10 4-10 5-10 3-11 3-11 3-10 2-12 2-11 1h-12-11l-12-1-10-2-11-2-11-3-11-3-11-3-9-5-10-4-10-5-9-6-9-6-9-6-8-8-9-8-8-7-7-9-8-8-6-9-6-9-6-9-5-10-5-10-5-10-3-11-5-11-2-11-3-12-1-12-2-12-1-11z">
                <text:p/>
              </draw:path>
            </draw:g>
          </draw:g>
        </draw:g>
        <draw:g>
          <draw:g>
            <draw:g>
              <draw:path draw:style-name="gr9" draw:text-style-name="P15" draw:layer="layout" svg:width="1.006cm" svg:height="2.474cm" svg:x="2.77cm" svg:y="15.543cm" svg:viewBox="0 0 1007 2475" svg:d="m554 2357-1 6v5 5 6l1 4 1 6 1 4 1 6 2 4 2 5 2 5 4 5 3 4 3 4 3 4 4 4 4 5 4 4 5 3 4 3 4 4 6 3 5 3 5 2 6 3 5 2 6 2 6 2 7 2h6l5 2 8 1v0h27l8-1 5-2h6l7-2 5-2 7-2 5-2 6-3 5-2 5-3 6-3 4-4 4-3 5-3 4-4 4-5 4-4 3-4 3-4 3-4 2-5 4-5 2-5 2-4 1-6 1-4 1-6v-4l1-6v-5l-1-5v-6 0 0-1624-2-2-3l1-2 1-3 1-2 2-2 1-1 2-2 2-2 2-1 2-1 4-1 2-1 3-2h2 3l2 2 4 1 2 1 2 1 3 1 1 2 2 2 3 1 1 2 1 2 1 3v2l1 3v2 2 0 0 659l-1 5v3 3 5l1 3v3l1 4 1 2 1 5 1 2 2 3 3 3 1 5 2 3 3 2 2 2 2 3 4 2 3 3 2 2 4 3 4 1 3 3 3 1 4 2 4 1 4 3 4 1h4l4 1 4 1 4 1 5-1 5-1 4-1h4l4-1 4-3 4-1 4-2 3-1 3-3 5-1 2-3 3-2 3-3 3-2 3-3 2-2 2-2 2-3 2-5 3-3 1-3 2-2 1-5 1-2 1-4v-3l1-3v-5-3-3l-1-5v0 0-782l1-3v-5-3-4l-1-3v-3l-1-4-1-3-1-4-2-3-1-4-3-3-2-2-2-3-2-2-2-5-3-2-3-2-3-2-3-3-2-1-5-4-3-1-3-2-4-2-4-1-4-1-4-2-4-1h-4l-5-1h-5v0h-854-5l-4 1h-4l-5 1-4 2-3 1-4 1-4 2-3 2-4 1-4 4-3 1-2 3-3 2-3 2-3 2-3 5-2 2-2 3-1 2-2 3-3 4-1 3-1 4-1 3-1 4-1 3v3 12 3 0 782 5 11 3l1 3 1 4 1 2 1 5 1 2 3 3 2 3 1 5 2 3 2 2 3 2 3 3 3 2 3 3 2 2 3 3 4 1 4 3 3 1 4 2 4 1 3 3 4 1h5l4 1 4 1 5 1 4-1 4-1 5-1h4l4-1 4-3 4-1 4-2 3-1 3-3 4-1 3-3 3-2 3-3 3-2 3-3 2-2 2-2 2-3 2-5 3-3 1-3 2-2 1-5 1-2 1-4v-3l1-3v-5-3-3l-1-5v0-659-2-2-3l1-2 1-3 1-2 1-2 3-1 1-2 2-2 2-1 2-1 3-1 3-1 3-2h3 2l3 2 3 1 3 1 2 1 2 1 1 2 2 2 3 1 1 2 1 2 1 3v2l1 3v2 2 0 1623l-1 4v7 4 6l1 5 1 5 1 6 1 4 2 5 2 6 3 4 3 4 3 6 2 3 3 4 5 4 3 5 4 3 5 4 5 3 4 4 6 3 4 2 7 3 5 2 5 2 6 3 6 2 7 2 5 1h7l6 1v0h28v0l7-1h6l7-1 6-2 5-2 7-3 5-2 6-2 5-3 5-2 6-3 4-4 4-3 5-4 4-3 3-5 5-4 3-4 3-3 3-6 3-4 2-4 3-6 1-5 1-4 2-6 1-5v-5l1-6v-4l-1-7v-4 0 0-856l-1-2v-4-2-2l1-3v-2l1-1v-4l2-2 1-2 1-2 1-1 2-3 1-1 1-3 2-2 3-3 5-3 2-2 2-1 2-1 2-1 4-2 2-1 2-1 3-1h2 4l3-1h2 3l3 1h3 3l3 1 2 1 2 1 4 2 2 1 2 1 2 1 2 2 5 3 3 3 2 2 1 3 1 1 2 3 1 1v2l3 2 1 2v4l1 1v2 3 2 2 4 2 0zm-274-1264v-12l1-13 2-12 1-11 3-11 2-12 5-10 3-11 5-10 5-11 5-9 6-10 6-10 6-8 8-9 7-7 8-9 9-7 8-7 9-6 9-7 9-5 10-5 10-6 9-4 11-3 11-3 11-3 11-3h10l12-2h11 12l11 2h12l10 3 11 3 11 3 10 3 10 4 10 6 10 5 10 5 8 7 9 6 8 7 9 7 8 9 6 7 8 9 6 8 7 10 6 10 6 9 4 11 4 10 4 11 4 10 3 12 2 11 2 11 1 12 1 13v12 0 12l-1 11-1 12-2 12-2 12-3 11-4 11-4 11-4 10-4 10-6 10-6 9-7 9-6 9-8 8-6 9-8 7-9 8-8 8-9 6-8 6-10 6-10 5-10 4-10 5-10 3-11 3-11 3-10 2-12 2-11 1h-12-11l-12-1-10-2-11-2-11-3-11-3-11-3-9-5-10-4-10-5-9-6-9-6-9-6-8-8-9-8-8-7-7-9-8-8-6-9-6-9-6-9-5-10-5-10-5-10-3-11-5-11-2-11-3-12-1-12-2-12-1-11z">
                <text:p/>
              </draw:path>
            </draw:g>
          </draw:g>
        </draw:g>
        <draw:g>
          <draw:g>
            <draw:g>
              <draw:path draw:style-name="gr9" draw:text-style-name="P15" draw:layer="layout" svg:width="1.006cm" svg:height="2.474cm" svg:x="2.77cm" svg:y="18.43cm" svg:viewBox="0 0 1007 2475" svg:d="m554 2357-1 6v5 5 6l1 4 1 6 1 4 1 6 2 4 2 5 2 5 4 5 3 4 3 4 3 4 4 4 4 5 4 4 5 3 4 3 4 4 6 3 5 3 5 2 6 3 5 2 6 2 6 2 7 2h6l5 2 8 1v0h27l8-1 5-2h6l7-2 5-2 7-2 5-2 6-3 5-2 5-3 6-3 4-4 4-3 5-3 4-4 4-5 4-4 3-4 3-4 3-4 2-5 4-5 2-5 2-4 1-6 1-4 1-6v-4l1-6v-5l-1-5v-6 0 0-1624-2-2-3l1-2 1-3 1-2 2-2 1-1 2-2 2-2 2-1 2-1 4-1 2-1 3-2h2 3l2 2 4 1 2 1 2 1 3 1 1 2 2 2 3 1 1 2 1 2 1 3v2l1 3v2 2 0 0 659l-1 5v3 3 5l1 3v3l1 4 1 2 1 5 1 2 2 3 3 3 1 5 2 3 3 2 2 2 2 3 4 2 3 3 2 2 4 3 4 1 3 3 3 1 4 2 4 1 4 3 4 1h4l4 1 4 1 4 1 5-1 5-1 4-1h4l4-1 4-3 4-1 4-2 3-1 3-3 5-1 2-3 3-2 3-3 3-2 3-3 2-2 2-2 2-3 2-5 3-3 1-3 2-2 1-5 1-2 1-4v-3l1-3v-5-3-3l-1-5v0 0-782l1-3v-5-3-4l-1-3v-3l-1-4-1-3-1-4-2-3-1-4-3-3-2-2-2-3-2-2-2-5-3-2-3-2-3-2-3-3-2-1-5-4-3-1-3-2-4-2-4-1-4-1-4-2-4-1h-4l-5-1h-5v0h-854-5l-4 1h-4l-5 1-4 2-3 1-4 1-4 2-3 2-4 1-4 4-3 1-2 3-3 2-3 2-3 2-3 5-2 2-2 3-1 2-2 3-3 4-1 3-1 4-1 3-1 4-1 3v3 12 3 0 782 5 11 3l1 3 1 4 1 2 1 5 1 2 3 3 2 3 1 5 2 3 2 2 3 2 3 3 3 2 3 3 2 2 3 3 4 1 4 3 3 1 4 2 4 1 3 3 4 1h5l4 1 4 1 5 1 4-1 4-1 5-1h4l4-1 4-3 4-1 4-2 3-1 3-3 4-1 3-3 3-2 3-3 3-2 3-3 2-2 2-2 2-3 2-5 3-3 1-3 2-2 1-5 1-2 1-4v-3l1-3v-5-3-3l-1-5v0-659-2-2-3l1-2 1-3 1-2 1-2 3-1 1-2 2-2 2-1 2-1 3-1 3-1 3-2h3 2l3 2 3 1 3 1 2 1 2 1 1 2 2 2 3 1 1 2 1 2 1 3v2l1 3v2 2 0 1623l-1 4v7 4 6l1 5 1 5 1 6 1 4 2 5 2 6 3 4 3 4 3 6 2 3 3 4 5 4 3 5 4 3 5 4 5 3 4 4 6 3 4 2 7 3 5 2 5 2 6 3 6 2 7 2 5 1h7l6 1v0h28v0l7-1h6l7-1 6-2 5-2 7-3 5-2 6-2 5-3 5-2 6-3 4-4 4-3 5-4 4-3 3-5 5-4 3-4 3-3 3-6 3-4 2-4 3-6 1-5 1-4 2-6 1-5v-5l1-6v-4l-1-7v-4 0 0-856l-1-2v-4-2-2l1-3v-2l1-1v-4l2-2 1-2 1-2 1-1 2-3 1-1 1-3 2-2 3-3 5-3 2-2 2-1 2-1 2-1 4-2 2-1 2-1 3-1h2 4l3-1h2 3l3 1h3 3l3 1 2 1 2 1 4 2 2 1 2 1 2 1 2 2 5 3 3 3 2 2 1 3 1 1 2 3 1 1v2l3 2 1 2v4l1 1v2 3 2 2 4 2 0zm-274-1264v-12l1-13 2-12 1-11 3-11 2-12 5-10 3-11 5-10 5-11 5-9 6-10 6-10 6-8 8-9 7-7 8-9 9-7 8-7 9-6 9-7 9-5 10-5 10-6 9-4 11-3 11-3 11-3 11-3h10l12-2h11 12l11 2h12l10 3 11 3 11 3 10 3 10 4 10 6 10 5 10 5 8 7 9 6 8 7 9 7 8 9 6 7 8 9 6 8 7 10 6 10 6 9 4 11 4 10 4 11 4 10 3 12 2 11 2 11 1 12 1 13v12 0 12l-1 11-1 12-2 12-2 12-3 11-4 11-4 11-4 10-4 10-6 10-6 9-7 9-6 9-8 8-6 9-8 7-9 8-8 8-9 6-8 6-10 6-10 5-10 4-10 5-10 3-11 3-11 3-10 2-12 2-11 1h-12-11l-12-1-10-2-11-2-11-3-11-3-11-3-9-5-10-4-10-5-9-6-9-6-9-6-8-8-9-8-8-7-7-9-8-8-6-9-6-9-6-9-5-10-5-10-5-10-3-11-5-11-2-11-3-12-1-12-2-12-1-11z">
                <text:p/>
              </draw:path>
            </draw:g>
          </draw:g>
        </draw:g>
        <draw:g>
          <draw:g>
            <draw:g>
              <draw:path draw:style-name="gr10" draw:text-style-name="P15" draw:layer="layout" svg:width="1.006cm" svg:height="2.474cm" svg:x="0.647cm" svg:y="18.417cm" svg:viewBox="0 0 1007 2475" svg:d="m554 2357-1 6v5 5 6l1 4 1 6 1 4 1 6 2 4 2 5 2 5 4 5 3 4 3 4 3 4 4 4 4 5 4 4 5 3 4 3 4 4 6 3 5 3 5 2 6 3 5 2 6 2 6 2 7 2h6l5 2 8 1v0h27l8-1 5-2h6l7-2 5-2 7-2 5-2 6-3 5-2 5-3 6-3 4-4 4-3 5-3 4-4 4-5 4-4 3-4 3-4 3-4 2-5 4-5 2-5 2-4 1-6 1-4 1-6v-4l1-6v-5l-1-5v-6 0 0-1624-2-2-3l1-2 1-3 1-2 2-2 1-1 2-2 2-2 2-1 2-1 4-1 2-1 3-2h2 3l2 2 4 1 2 1 2 1 3 1 1 2 2 2 3 1 1 2 1 2 1 3v2l1 3v2 2 0 0 659l-1 5v3 3 5l1 3v3l1 4 1 2 1 5 1 2 2 3 3 3 1 5 2 3 3 2 2 2 2 3 4 2 3 3 2 2 4 3 4 1 3 3 3 1 4 2 4 1 4 3 4 1h4l4 1 4 1 4 1 5-1 5-1 4-1h4l4-1 4-3 4-1 4-2 3-1 3-3 5-1 2-3 3-2 3-3 3-2 3-3 2-2 2-2 2-3 2-5 3-3 1-3 2-2 1-5 1-2 1-4v-3l1-3v-5-3-3l-1-5v0 0-782l1-3v-5-3-4l-1-3v-3l-1-4-1-3-1-4-2-3-1-4-3-3-2-2-2-3-2-2-2-5-3-2-3-2-3-2-3-3-2-1-5-4-3-1-3-2-4-2-4-1-4-1-4-2-4-1h-4l-5-1h-5v0h-854-5l-4 1h-4l-5 1-4 2-3 1-4 1-4 2-3 2-4 1-4 4-3 1-2 3-3 2-3 2-3 2-3 5-2 2-2 3-1 2-2 3-3 4-1 3-1 4-1 3-1 4-1 3v3 12 3 0 782 5 11 3l1 3 1 4 1 2 1 5 1 2 3 3 2 3 1 5 2 3 2 2 3 2 3 3 3 2 3 3 2 2 3 3 4 1 4 3 3 1 4 2 4 1 3 3 4 1h5l4 1 4 1 5 1 4-1 4-1 5-1h4l4-1 4-3 4-1 4-2 3-1 3-3 4-1 3-3 3-2 3-3 3-2 3-3 2-2 2-2 2-3 2-5 3-3 1-3 2-2 1-5 1-2 1-4v-3l1-3v-5-3-3l-1-5v0-659-2-2-3l1-2 1-3 1-2 1-2 3-1 1-2 2-2 2-1 2-1 3-1 3-1 3-2h3 2l3 2 3 1 3 1 2 1 2 1 1 2 2 2 3 1 1 2 1 2 1 3v2l1 3v2 2 0 1623l-1 4v7 4 6l1 5 1 5 1 6 1 4 2 5 2 6 3 4 3 4 3 6 2 3 3 4 5 4 3 5 4 3 5 4 5 3 4 4 6 3 4 2 7 3 5 2 5 2 6 3 6 2 7 2 5 1h7l6 1v0h28v0l7-1h6l7-1 6-2 5-2 7-3 5-2 6-2 5-3 5-2 6-3 4-4 4-3 5-4 4-3 3-5 5-4 3-4 3-3 3-6 3-4 2-4 3-6 1-5 1-4 2-6 1-5v-5l1-6v-4l-1-7v-4 0 0-856l-1-2v-4-2-2l1-3v-2l1-1v-4l2-2 1-2 1-2 1-1 2-3 1-1 1-3 2-2 3-3 5-3 2-2 2-1 2-1 2-1 4-2 2-1 2-1 3-1h2 4l3-1h2 3l3 1h3 3l3 1 2 1 2 1 4 2 2 1 2 1 2 1 2 2 5 3 3 3 2 2 1 3 1 1 2 3 1 1v2l3 2 1 2v4l1 1v2 3 2 2 4 2 0zm-274-1264v-12l1-13 2-12 1-11 3-11 2-12 5-10 3-11 5-10 5-11 5-9 6-10 6-10 6-8 8-9 7-7 8-9 9-7 8-7 9-6 9-7 9-5 10-5 10-6 9-4 11-3 11-3 11-3 11-3h10l12-2h11 12l11 2h12l10 3 11 3 11 3 10 3 10 4 10 6 10 5 10 5 8 7 9 6 8 7 9 7 8 9 6 7 8 9 6 8 7 10 6 10 6 9 4 11 4 10 4 11 4 10 3 12 2 11 2 11 1 12 1 13v12 0 12l-1 11-1 12-2 12-2 12-3 11-4 11-4 11-4 10-4 10-6 10-6 9-7 9-6 9-8 8-6 9-8 7-9 8-8 8-9 6-8 6-10 6-10 5-10 4-10 5-10 3-11 3-11 3-10 2-12 2-11 1h-12-11l-12-1-10-2-11-2-11-3-11-3-11-3-9-5-10-4-10-5-9-6-9-6-9-6-8-8-9-8-8-7-7-9-8-8-6-9-6-9-6-9-5-10-5-10-5-10-3-11-5-11-2-11-3-12-1-12-2-12-1-11z">
                <text:p><text:span text:style-name="T9"/></text:p>
                <text:p><text:span text:style-name="T9">GF</text:span></text:p>
              </draw:path>
            </draw:g>
          </draw:g>
        </draw:g>
        <draw:g>
          <draw:g>
            <draw:g>
              <draw:path draw:style-name="gr11" draw:text-style-name="P15" draw:layer="layout" svg:width="1.006cm" svg:height="2.474cm" svg:x="3.85cm" svg:y="18.43cm" svg:viewBox="0 0 1007 2475" svg:d="m554 2357-1 6v5 5 6l1 4 1 6 1 4 1 6 2 4 2 5 2 5 4 5 3 4 3 4 3 4 4 4 4 5 4 4 5 3 4 3 4 4 6 3 5 3 5 2 6 3 5 2 6 2 6 2 7 2h6l5 2 8 1v0h27l8-1 5-2h6l7-2 5-2 7-2 5-2 6-3 5-2 5-3 6-3 4-4 4-3 5-3 4-4 4-5 4-4 3-4 3-4 3-4 2-5 4-5 2-5 2-4 1-6 1-4 1-6v-4l1-6v-5l-1-5v-6 0 0-1624-2-2-3l1-2 1-3 1-2 2-2 1-1 2-2 2-2 2-1 2-1 4-1 2-1 3-2h2 3l2 2 4 1 2 1 2 1 3 1 1 2 2 2 3 1 1 2 1 2 1 3v2l1 3v2 2 0 0 659l-1 5v3 3 5l1 3v3l1 4 1 2 1 5 1 2 2 3 3 3 1 5 2 3 3 2 2 2 2 3 4 2 3 3 2 2 4 3 4 1 3 3 3 1 4 2 4 1 4 3 4 1h4l4 1 4 1 4 1 5-1 5-1 4-1h4l4-1 4-3 4-1 4-2 3-1 3-3 5-1 2-3 3-2 3-3 3-2 3-3 2-2 2-2 2-3 2-5 3-3 1-3 2-2 1-5 1-2 1-4v-3l1-3v-5-3-3l-1-5v0 0-782l1-3v-5-3-4l-1-3v-3l-1-4-1-3-1-4-2-3-1-4-3-3-2-2-2-3-2-2-2-5-3-2-3-2-3-2-3-3-2-1-5-4-3-1-3-2-4-2-4-1-4-1-4-2-4-1h-4l-5-1h-5v0h-854-5l-4 1h-4l-5 1-4 2-3 1-4 1-4 2-3 2-4 1-4 4-3 1-2 3-3 2-3 2-3 2-3 5-2 2-2 3-1 2-2 3-3 4-1 3-1 4-1 3-1 4-1 3v3 12 3 0 782 5 11 3l1 3 1 4 1 2 1 5 1 2 3 3 2 3 1 5 2 3 2 2 3 2 3 3 3 2 3 3 2 2 3 3 4 1 4 3 3 1 4 2 4 1 3 3 4 1h5l4 1 4 1 5 1 4-1 4-1 5-1h4l4-1 4-3 4-1 4-2 3-1 3-3 4-1 3-3 3-2 3-3 3-2 3-3 2-2 2-2 2-3 2-5 3-3 1-3 2-2 1-5 1-2 1-4v-3l1-3v-5-3-3l-1-5v0-659-2-2-3l1-2 1-3 1-2 1-2 3-1 1-2 2-2 2-1 2-1 3-1 3-1 3-2h3 2l3 2 3 1 3 1 2 1 2 1 1 2 2 2 3 1 1 2 1 2 1 3v2l1 3v2 2 0 1623l-1 4v7 4 6l1 5 1 5 1 6 1 4 2 5 2 6 3 4 3 4 3 6 2 3 3 4 5 4 3 5 4 3 5 4 5 3 4 4 6 3 4 2 7 3 5 2 5 2 6 3 6 2 7 2 5 1h7l6 1v0h28v0l7-1h6l7-1 6-2 5-2 7-3 5-2 6-2 5-3 5-2 6-3 4-4 4-3 5-4 4-3 3-5 5-4 3-4 3-3 3-6 3-4 2-4 3-6 1-5 1-4 2-6 1-5v-5l1-6v-4l-1-7v-4 0 0-856l-1-2v-4-2-2l1-3v-2l1-1v-4l2-2 1-2 1-2 1-1 2-3 1-1 1-3 2-2 3-3 5-3 2-2 2-1 2-1 2-1 4-2 2-1 2-1 3-1h2 4l3-1h2 3l3 1h3 3l3 1 2 1 2 1 4 2 2 1 2 1 2 1 2 2 5 3 3 3 2 2 1 3 1 1 2 3 1 1v2l3 2 1 2v4l1 1v2 3 2 2 4 2 0zm-274-1264v-12l1-13 2-12 1-11 3-11 2-12 5-10 3-11 5-10 5-11 5-9 6-10 6-10 6-8 8-9 7-7 8-9 9-7 8-7 9-6 9-7 9-5 10-5 10-6 9-4 11-3 11-3 11-3 11-3h10l12-2h11 12l11 2h12l10 3 11 3 11 3 10 3 10 4 10 6 10 5 10 5 8 7 9 6 8 7 9 7 8 9 6 7 8 9 6 8 7 10 6 10 6 9 4 11 4 10 4 11 4 10 3 12 2 11 2 11 1 12 1 13v12 0 12l-1 11-1 12-2 12-2 12-3 11-4 11-4 11-4 10-4 10-6 10-6 9-7 9-6 9-8 8-6 9-8 7-9 8-8 8-9 6-8 6-10 6-10 5-10 4-10 5-10 3-11 3-11 3-10 2-12 2-11 1h-12-11l-12-1-10-2-11-2-11-3-11-3-11-3-9-5-10-4-10-5-9-6-9-6-9-6-8-8-9-8-8-7-7-9-8-8-6-9-6-9-6-9-5-10-5-10-5-10-3-11-5-11-2-11-3-12-1-12-2-12-1-11z">
                <text:p><text:span text:style-name="T9"/></text:p>
                <text:p><text:span text:style-name="T9">PF</text:span></text:p>
              </draw:path>
            </draw:g>
          </draw:g>
        </draw:g>
        <draw:frame draw:style-name="gr12" draw:text-style-name="P12" draw:layer="layout" svg:width="4.318cm" svg:height="1.072cm" svg:x="0.539cm" svg:y="14.686cm">
          <draw:text-box>
            <text:p text:style-name="P11"><text:span text:style-name="T9">Team</text:span></text:p>
          </draw:text-box>
        </draw:frame>
        <draw:g>
          <draw:g>
            <draw:g>
              <draw:path draw:style-name="gr13" draw:text-style-name="P14" draw:layer="layout" svg:width="2.698cm" svg:height="6.125cm" svg:x="25.301cm" svg:y="14.777cm" svg:viewBox="0 0 2699 6126" svg:d="m1484 5834-2 14-2 14v12l2 13 2 13 2 13 4 12 4 13 4 11 7 12 6 13 8 11 7 11 9 10 9 11 9 10 11 10 11 10 12 9 13 7 12 9 14 8 13 7 15 6 14 7 16 4 14 5 17 6 16 3 18 3 17 3 17 2v0h75l18-2 17-3 16-3 18-3 15-6 16-5 14-4 16-7 13-6 15-7 13-8 13-9 13-7 11-9 11-10 11-10 9-10 9-11 10-10 7-11 7-11 6-13 7-12 5-11 3-13 4-12 3-13 1-13 1-13v-12l-1-14-1-14v0 0-4019l-1-6v-6l1-5 2-7 2-5 3-4 4-6 5-4 4-4 6-5 5-3 7-3 7-3 7-1 7-2 8-2 8 2 7 2 7 1 8 3 5 3 7 3 4 5 5 4 6 4 2 6 4 4 3 5 1 7 1 5v6 6 0 0 1632l-1 9-1 10v8l1 10 1 8 1 8 2 10 3 7 3 10 5 6 3 8 6 8 5 8 5 7 8 7 5 7 8 7 7 6 8 5 8 7 9 5 9 5 9 5 10 4 10 4 11 5 9 3 12 2 11 3 11 3 12 2 12 1 11-1 12-2 11-3 12-3 10-2 12-3 9-5 10-4 10-4 9-5 10-5 8-5 8-7 8-5 7-6 8-7 6-7 6-7 6-7 6-8 4-8 4-8 5-6 3-10 2-7 3-10 2-8 2-8v-10-8-10l-2-9v0 0-1939l2-8v-9-8-10l-2-9-2-8-3-9-2-8-3-9-5-7-4-8-4-7-6-8-6-8-6-6-6-7-8-7-7-6-8-7-8-5-8-5-10-5-9-5-10-4-10-5-9-3-12-4-10-3-12-3-11-2-12-2-11-1v0h-2291l-13 1-11 2-12 2-10 3-12 3-10 4-10 3-11 5-9 4-9 5-10 5-8 5-8 5-8 7-8 6-6 7-7 7-7 6-6 8-4 8-6 7-4 8-3 7-4 9-4 8-2 9-1 8-1 9v27l1 8v0 1939l-1 9v28l1 8 1 8 2 10 4 7 4 10 3 6 4 8 6 8 4 8 6 7 7 7 7 7 6 7 8 6 8 5 8 7 8 5 10 5 9 5 9 4 11 4 10 5 10 3 12 2 10 3 12 3 11 2 13 1 11-1 12-2 12-3 10-3 10-2 12-3 10-5 9-4 10-4 10-5 10-5 7-5 9-7 7-5 8-6 7-7 7-7 5-7 7-7 5-8 4-8 5-8 4-6 3-10 2-7 4-10 2-8 1-8v-10-8-10l-1-9v0-1632l-1-6v-6l1-5 2-7 2-5 3-4 4-6 4-4 5-4 6-5 5-3 7-3 6-3 8-1 7-2 8-2 8 2 7 2 7 1 7 3 5 3 8 3 4 5 6 4 4 4 3 6 4 4 3 5 1 7 1 5v6 6 0 4017l-2 13-3 13v13l3 13 2 13 2 13 3 13 5 13 4 11 5 12 8 12 7 11 8 10 9 12 8 11 10 10 11 9 10 10 12 8 13 9 13 7 12 8 14 7 15 7 14 6 16 6 15 5 17 4 17 5 16 3 18 2 17 2v0h74v0l19-2 17-2 16-3 16-5 16-4 17-5 14-6 16-6 13-7 15-7 13-8 13-7 12-9 12-8 10-10 10-9 11-10 9-11 8-12 8-10 7-11 7-12 6-12 6-11 3-13 3-13 3-13 1-13 1-13v-13l-1-13-1-13v0 0-2120l-1-6v-6-6-5l1-7 1-5 1-5 3-7 2-4 2-7 4-5 4-4 3-6 3-4 4-5 5-5 8-8 12-9 6-3 5-3 8-3 6-4 6-2 7-2 7-3 7-1 8-2 7-1 8-3h8 8l7 3 8 1 7 2 8 1 7 3 7 2 7 2 6 4 5 3 6 3 7 3 10 9 10 8 5 5 3 5 5 4 3 6 3 4 2 5 4 7 3 4v7l3 5 1 5v7l1 5v6l-1 6v6 0zm-734-3129v-30l2-30 5-29 5-29 7-28 7-28 11-26 10-27 11-26 15-24 14-25 16-24 15-22 18-23 20-21 19-21 21-18 22-19 23-16 24-17 23-15 25-14 26-13 26-12 27-11 28-8 29-9 29-6 31-6 29-3 30-2 31-1 30 1 31 2 30 3 29 6 29 6 28 9 28 8 27 11 27 12 26 13 25 14 25 15 24 17 21 16 23 19 20 18 20 21 19 21 18 23 17 22 16 24 14 25 12 24 13 26 11 27 8 26 9 28 6 28 6 29 3 29 2 30 1 30v0l-1 30-2 30-3 29-6 29-6 28-9 28-8 27-11 26-13 26-12 26-14 23-16 24-17 23-18 22-19 21-20 21-20 19-23 18-21 18-24 16-25 15-25 14-26 12-27 12-27 11-28 9-28 8-29 7-29 5-30 3-31 2-30 1-31-1-30-2-29-3-31-5-29-7-29-8-28-9-27-11-26-12-26-12-25-14-23-15-24-16-23-18-22-18-21-19-19-21-20-21-18-22-15-23-16-24-14-23-15-26-11-26-10-26-11-27-7-28-7-28-5-29-5-29-2-30z">
                <text:p text:style-name="P13"><text:span text:style-name="T11"/></text:p>
                <text:p text:style-name="P13"><text:span text:style-name="T11"/></text:p>
                <text:p text:style-name="P13"><text:span text:style-name="T11">Process</text:span></text:p>
                <text:p text:style-name="P13"><text:span text:style-name="T11">Facilitator</text:span></text:p>
                <text:p text:style-name="P13"><text:span text:style-name="T12">- facilitates the</text:span></text:p>
                <text:p text:style-name="P13"><text:span text:style-name="T12">use of the</text:span></text:p>
                <text:p text:style-name="P13"><text:span text:style-name="T12">OpenAgile</text:span></text:p>
                <text:p text:style-name="P13"><text:span text:style-name="T12">process</text:span></text:p>
              </draw:path>
            </draw:g>
          </draw:g>
        </draw:g>
        <draw:custom-shape draw:style-name="gr14" draw:text-style-name="P6" draw:layer="layout" svg:width="3.238cm" svg:height="3.752cm" svg:x="23.639cm" svg:y="10.183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2" draw:text-style-name="P5" draw:layer="layout" svg:width="11.981cm" svg:height="3.752cm" svg:x="5.828cm" svg:y="10.183cm">
          <text:p/>
        </draw:rect>
        <draw:rect draw:style-name="gr15" draw:text-style-name="P16" draw:layer="layout" svg:width="1.296cm" svg:height="2.359cm" svg:x="6.152cm" svg:y="10.505cm">
          <text:p/>
        </draw:rect>
        <draw:rect draw:style-name="gr15" draw:text-style-name="P10" draw:layer="layout" svg:width="0.216cm" svg:height="2.359cm" svg:x="11.009cm" svg:y="10.505cm">
          <text:p/>
        </draw:rect>
        <draw:rect draw:style-name="gr15" draw:text-style-name="P10" draw:layer="layout" svg:width="0.216cm" svg:height="2.359cm" svg:x="13.168cm" svg:y="10.505cm">
          <text:p/>
        </draw:rect>
        <draw:line draw:style-name="gr16" draw:text-style-name="P16" draw:layer="layout" svg:x1="9.175cm" svg:y1="10.719cm" svg:x2="9.175cm" svg:y2="13.399cm">
          <text:p/>
        </draw:line>
        <draw:rect draw:style-name="gr17" draw:text-style-name="P17" draw:layer="layout" svg:width="2.359cm" svg:height="1.404cm" draw:transform="rotate (1.5707963267946) translate (7.447cm 12.863cm)">
          <text:p text:style-name="P7"><text:span text:style-name="T9">Work</text:span></text:p>
          <text:p text:style-name="P7"><text:span text:style-name="T9">Period</text:span></text:p>
        </draw:rect>
        <draw:rect draw:style-name="gr15" draw:text-style-name="P10" draw:layer="layout" svg:width="0.216cm" svg:height="2.359cm" svg:x="8.85cm" svg:y="10.505cm">
          <text:p/>
        </draw:rect>
        <draw:rect draw:style-name="gr17" draw:text-style-name="P17" draw:layer="layout" svg:width="2.359cm" svg:height="1.943cm" draw:transform="rotate (1.5707963267946) translate (9.066cm 12.863cm)">
          <text:p text:style-name="P7"><text:span text:style-name="T9">Work</text:span></text:p>
          <text:p text:style-name="P7"><text:span text:style-name="T9">Period</text:span></text:p>
        </draw:rect>
        <draw:rect draw:style-name="gr17" draw:text-style-name="P17" draw:layer="layout" svg:width="2.359cm" svg:height="1.943cm" draw:transform="rotate (1.5707963267946) translate (11.225cm 12.863cm)">
          <text:p text:style-name="P7"><text:span text:style-name="T9">Work</text:span></text:p>
          <text:p text:style-name="P7"><text:span text:style-name="T9">Period</text:span></text:p>
        </draw:rect>
        <draw:rect draw:style-name="gr17" draw:text-style-name="P17" draw:layer="layout" svg:width="2.359cm" svg:height="1.943cm" draw:transform="rotate (1.5707963267946) translate (13.384cm 12.863cm)">
          <text:p text:style-name="P7"><text:span text:style-name="T9">Work</text:span></text:p>
          <text:p text:style-name="P7"><text:span text:style-name="T9">Period</text:span></text:p>
        </draw:rect>
        <draw:rect draw:style-name="gr17" draw:text-style-name="P17" draw:layer="layout" svg:width="2.359cm" svg:height="1.943cm" draw:transform="rotate (1.5707963267946) translate (15.543cm 12.863cm)">
          <text:p text:style-name="P7"><text:span text:style-name="T9">Work</text:span></text:p>
          <text:p text:style-name="P7"><text:span text:style-name="T9">Period</text:span></text:p>
        </draw:rect>
        <draw:rect draw:style-name="gr18" draw:text-style-name="P10" draw:layer="layout" svg:width="18.89cm" svg:height="7.927cm" svg:x="7.495cm" svg:y="1.184cm">
          <text:p/>
        </draw:rect>
        <draw:custom-shape draw:style-name="gr19" draw:text-style-name="P6" draw:layer="layout" svg:width="20.03cm" svg:height="8.04cm" svg:x="7.495cm" svg:y="1.071cm">
          <text:p/>
          <draw:enhanced-geometry svg:viewBox="0 0 21600 21600" draw:glue-points="10800 0 0 10800 10800 21600 21600 10800 ?f40 ?f41" draw:text-areas="0 0 21600 21600" draw:type="rectangular-callout" draw:modifiers="-943.537516848884 24262.05695808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19" draw:layer="layout" svg:width="4.318cm" svg:height="2.621cm" svg:x="9.437cm" svg:y="5.359cm">
          <draw:text-box>
            <text:p text:style-name="P18"><text:span text:style-name="T13">Team Reflections:</text:span></text:p>
            <text:p text:style-name="P18"><text:span text:style-name="T13">- events</text:span></text:p>
            <text:p text:style-name="P18"><text:span text:style-name="T13">- feelings</text:span></text:p>
            <text:p text:style-name="P18"><text:span text:style-name="T13">- activities</text:span></text:p>
          </draw:text-box>
        </draw:frame>
        <draw:custom-shape draw:style-name="gr21" draw:text-style-name="P21" draw:layer="layout" svg:width="3.239cm" svg:height="2.68cm" svg:x="10.193cm" svg:y="2.148cm">
          <text:p text:style-name="P20"><text:span text:style-name="T14">Valuable</text:span></text:p>
          <text:p text:style-name="P20"><text:span text:style-name="T14">Result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22" draw:text-style-name="P10" draw:layer="layout" svg:width="2.159cm" svg:height="1.072cm" svg:x="16.19cm" svg:y="5.037cm">
          <text:p/>
        </draw:rect>
        <draw:rect draw:style-name="gr22" draw:text-style-name="P10" draw:layer="layout" svg:width="2.159cm" svg:height="1.072cm" svg:x="16.73cm" svg:y="4.501cm">
          <text:p/>
        </draw:rect>
        <draw:rect draw:style-name="gr23" draw:text-style-name="P17" draw:layer="layout" svg:width="2.159cm" svg:height="1.072cm" svg:x="16.19cm" svg:y="3.965cm">
          <text:p text:style-name="P7"><text:span text:style-name="T9">$$</text:span></text:p>
        </draw:rect>
        <draw:custom-shape draw:style-name="gr24" draw:text-style-name="P17" draw:layer="layout" svg:width="5.896cm" svg:height="1.079cm" draw:transform="rotate (1.5707963267946) translate (19.969cm 8.045cm)">
          <text:p text:style-name="P7"><text:span text:style-name="T9">PLANNING</text:span></text:p>
          <draw:enhanced-geometry svg:viewBox="0 0 21600 21600" draw:text-areas="?f0 0 ?f2 ?f5" draw:type="down-arrow" draw:modifiers="15903.2967032967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7" draw:layer="layout" svg:width="5.896cm" svg:height="1.079cm" draw:transform="rotate (1.5707963267946) translate (13.971cm 8.045cm)">
          <text:p text:style-name="P7"><text:span text:style-name="T9">LEARNING</text:span></text:p>
          <draw:enhanced-geometry svg:viewBox="0 0 21600 21600" draw:text-areas="?f0 0 ?f2 ?f5" draw:type="down-arrow" draw:modifiers="15903.2967032967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19" draw:layer="layout" svg:width="3.778cm" svg:height="2.036cm" svg:x="15.111cm" svg:y="1.715cm">
          <draw:text-box>
            <text:p text:style-name="P18"><text:span text:style-name="T13">Update Value Drivers for the</text:span></text:p>
            <text:p text:style-name="P18"><text:span text:style-name="T13">Current Cycle</text:span></text:p>
          </draw:text-box>
        </draw:frame>
        <draw:g>
          <draw:rect draw:style-name="gr26" draw:text-style-name="P22" draw:layer="layout" svg:width="4.318cm" svg:height="4.824cm" svg:x="21.587cm" svg:y="2.148cm">
            <text:p/>
          </draw:rect>
          <draw:rect draw:style-name="gr27" draw:text-style-name="P22" draw:layer="layout" svg:width="3.778cm" svg:height="1.286cm" svg:x="21.803cm" svg:y="2.363cm">
            <text:p/>
          </draw:rect>
          <draw:rect draw:style-name="gr28" draw:text-style-name="P22" draw:layer="layout" svg:width="3.778cm" svg:height="1.286cm" svg:x="21.803cm" svg:y="3.864cm">
            <text:p/>
          </draw:rect>
          <draw:rect draw:style-name="gr29" draw:text-style-name="P22" draw:layer="layout" svg:width="3.778cm" svg:height="1.287cm" svg:x="21.803cm" svg:y="5.364cm">
            <text:p/>
          </draw:rect>
          <draw:rect draw:style-name="gr30" draw:text-style-name="P23" draw:layer="layout" svg:width="1.295cm" svg:height="0.429cm" svg:x="22.127cm" svg:y="2.577cm">
            <text:p/>
          </draw:rect>
          <draw:rect draw:style-name="gr31" draw:text-style-name="P23" draw:layer="layout" svg:width="1.295cm" svg:height="0.429cm" svg:x="22.019cm" svg:y="2.47cm">
            <text:p text:style-name="P13"><text:span text:style-name="T15">Task</text:span></text:p>
          </draw:rect>
          <draw:rect draw:style-name="gr32" draw:text-style-name="P23" draw:layer="layout" svg:width="1.295cm" svg:height="0.429cm" svg:x="22.019cm" svg:y="3.113cm">
            <text:p text:style-name="P13"><text:span text:style-name="T15">Task</text:span></text:p>
          </draw:rect>
          <draw:rect draw:style-name="gr33" draw:text-style-name="P23" draw:layer="layout" svg:width="1.295cm" svg:height="0.428cm" svg:x="23.962cm" svg:y="5.579cm">
            <text:p/>
          </draw:rect>
          <draw:rect draw:style-name="gr34" draw:text-style-name="P23" draw:layer="layout" svg:width="1.295cm" svg:height="0.429cm" svg:x="23.854cm" svg:y="2.47cm">
            <text:p text:style-name="P13"><text:span text:style-name="T15">Task</text:span></text:p>
          </draw:rect>
          <draw:rect draw:style-name="gr35" draw:text-style-name="P23" draw:layer="layout" svg:width="1.295cm" svg:height="0.429cm" svg:x="22.451cm" svg:y="5.793cm">
            <text:p/>
          </draw:rect>
          <draw:rect draw:style-name="gr36" draw:text-style-name="P23" draw:layer="layout" svg:width="1.295cm" svg:height="0.429cm" svg:x="22.343cm" svg:y="5.686cm">
            <text:p/>
          </draw:rect>
          <draw:rect draw:style-name="gr37" draw:text-style-name="P23" draw:layer="layout" svg:width="1.295cm" svg:height="0.429cm" svg:x="23.854cm" svg:y="3.113cm">
            <text:p text:style-name="P13"><text:span text:style-name="T15">Task</text:span></text:p>
          </draw:rect>
          <draw:rect draw:style-name="gr38" draw:text-style-name="P23" draw:layer="layout" svg:width="1.295cm" svg:height="0.428cm" svg:x="22.127cm" svg:y="6.115cm">
            <text:p text:style-name="P13"><text:span text:style-name="T15">Task</text:span></text:p>
          </draw:rect>
          <draw:rect draw:style-name="gr39" draw:text-style-name="P23" draw:layer="layout" svg:width="1.295cm" svg:height="0.428cm" svg:x="22.235cm" svg:y="5.579cm">
            <text:p/>
          </draw:rect>
          <draw:rect draw:style-name="gr40" draw:text-style-name="P23" draw:layer="layout" svg:width="1.295cm" svg:height="0.429cm" svg:x="22.127cm" svg:y="5.471cm">
            <text:p text:style-name="P13"><text:span text:style-name="T15">Task</text:span></text:p>
          </draw:rect>
          <draw:rect draw:style-name="gr41" draw:text-style-name="P23" draw:layer="layout" svg:width="1.295cm" svg:height="0.429cm" svg:x="22.019cm" svg:y="3.971cm">
            <text:p text:style-name="P13"><text:span text:style-name="T15">Task</text:span></text:p>
          </draw:rect>
          <draw:rect draw:style-name="gr42" draw:text-style-name="P23" draw:layer="layout" svg:width="1.295cm" svg:height="0.429cm" svg:x="23.854cm" svg:y="5.471cm">
            <text:p text:style-name="P13"><text:span text:style-name="T15">Task</text:span></text:p>
          </draw:rect>
          <draw:rect draw:style-name="gr43" draw:text-style-name="P23" draw:layer="layout" svg:width="1.295cm" svg:height="0.428cm" svg:x="23.854cm" svg:y="6.115cm">
            <text:p text:style-name="P13"><text:span text:style-name="T15">Task</text:span></text:p>
          </draw:rect>
        </draw:g>
        <draw:frame draw:style-name="gr44" draw:text-style-name="P25" draw:layer="layout" svg:width="6.861cm" svg:height="2.144cm" svg:x="20.724cm" svg:y="7.08cm">
          <draw:text-box>
            <text:p text:style-name="P24"><text:span text:style-name="T16">calendar events </text:span><text:span text:style-name="T17">•</text:span><text:span text:style-name="T16"> obstacles</text:span></text:p>
            <text:p text:style-name="P24"><text:span text:style-name="T16">new artifacts </text:span><text:span text:style-name="T17">•</text:span><text:span text:style-name="T16"> quality problems</text:span></text:p>
            <text:p text:style-name="P24"><text:span text:style-name="T17">repetitive activities</text:span></text:p>
          </draw:text-box>
        </draw:frame>
        <draw:custom-shape draw:style-name="gr45" draw:text-style-name="P17" draw:layer="layout" svg:width="5.896cm" svg:height="1.079cm" draw:transform="rotate (1.5707963267946) translate (8.035cm 8.045cm)">
          <text:p text:style-name="P7"><text:span text:style-name="T9">REFLECTION</text:span></text:p>
          <draw:enhanced-geometry svg:viewBox="0 0 21600 21600" draw:mirror-horizontal="false" draw:mirror-vertical="false" draw:text-areas="?f0 0 ?f2 ?f5" draw:type="down-arrow" draw:modifiers="15903.2967032967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6" draw:layer="layout" svg:width="9.175cm" svg:height="5.896cm" svg:x="5.395cm" svg:y="15.007cm">
          <text:p/>
          <draw:enhanced-geometry svg:viewBox="0 0 21600 21600" draw:mirror-horizontal="true" draw:mirror-vertical="true" draw:glue-points="10800 0 0 10800 10800 21600 21600 10800 ?f40 ?f41" draw:text-areas="0 0 21600 21600" draw:type="rectangular-callout" draw:modifiers="2530.51438535309 29980.66813634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7" draw:text-style-name="P10" draw:layer="layout" svg:width="9.175cm" svg:height="5.896cm" svg:x="5.397cm" svg:y="15.007cm">
          <text:p/>
        </draw:rect>
        <draw:frame draw:style-name="gr48" draw:text-style-name="P12" draw:layer="layout" svg:width="4.318cm" svg:height="5.896cm" svg:x="10.254cm" svg:y="15.007cm">
          <draw:text-box>
            <text:p text:style-name="P11"><text:span text:style-name="T9">Work Period</text:span></text:p>
            <text:p text:style-name="P11"><text:span text:style-name="T14">ACTION!</text:span></text:p>
            <text:p text:style-name="P11"><text:span text:style-name="T18">»</text:span><text:span text:style-name="T19"> volunteer for</text:span></text:p>
            <text:p text:style-name="P11"><text:span text:style-name="T19"><text:s text:c="4"/></text:span><text:span text:style-name="T19">Tasks</text:span></text:p>
            <text:p text:style-name="P11"><text:span text:style-name="T18">»</text:span><text:span text:style-name="T19"> work on Tasks</text:span></text:p>
            <text:p text:style-name="P11"><text:span text:style-name="T18">» collaborate</text:span></text:p>
            <text:p text:style-name="P11"><text:span text:style-name="T18">» communicate</text:span></text:p>
            <text:p text:style-name="P11"><text:span text:style-name="T18">» share</text:span></text:p>
          </draw:text-box>
        </draw:frame>
        <draw:g>
          <draw:rect draw:style-name="gr49" draw:text-style-name="P10" draw:layer="layout" svg:width="4.318cm" svg:height="4.824cm" svg:x="5.936cm" svg:y="15.543cm">
            <text:p/>
          </draw:rect>
          <draw:rect draw:style-name="gr50" draw:text-style-name="P10" draw:layer="layout" svg:width="3.778cm" svg:height="1.286cm" svg:x="6.152cm" svg:y="15.758cm">
            <text:p/>
          </draw:rect>
          <draw:rect draw:style-name="gr50" draw:text-style-name="P10" draw:layer="layout" svg:width="3.778cm" svg:height="1.286cm" svg:x="6.152cm" svg:y="17.259cm">
            <text:p/>
          </draw:rect>
          <draw:rect draw:style-name="gr50" draw:text-style-name="P10" draw:layer="layout" svg:width="3.778cm" svg:height="1.287cm" svg:x="6.152cm" svg:y="18.759cm">
            <text:p/>
          </draw:rect>
          <draw:rect draw:style-name="gr51" draw:text-style-name="P26" draw:layer="layout" svg:width="1.295cm" svg:height="0.429cm" svg:x="6.476cm" svg:y="15.972cm">
            <text:p/>
          </draw:rect>
          <draw:rect draw:style-name="gr52" draw:text-style-name="P26" draw:layer="layout" svg:width="1.295cm" svg:height="0.429cm" svg:x="6.368cm" svg:y="15.865cm">
            <text:p text:style-name="P6"><text:span text:style-name="T20">Task</text:span></text:p>
          </draw:rect>
          <draw:rect draw:style-name="gr52" draw:text-style-name="P26" draw:layer="layout" svg:width="1.295cm" svg:height="0.429cm" svg:x="6.368cm" svg:y="16.508cm">
            <text:p text:style-name="P6"><text:span text:style-name="T20">Task</text:span></text:p>
          </draw:rect>
          <draw:rect draw:style-name="gr51" draw:text-style-name="P26" draw:layer="layout" svg:width="1.295cm" svg:height="0.428cm" svg:x="8.311cm" svg:y="18.974cm">
            <text:p/>
          </draw:rect>
          <draw:rect draw:style-name="gr52" draw:text-style-name="P26" draw:layer="layout" svg:width="1.295cm" svg:height="0.429cm" svg:x="8.203cm" svg:y="15.865cm">
            <text:p text:style-name="P6"><text:span text:style-name="T20">Task</text:span></text:p>
          </draw:rect>
          <draw:rect draw:style-name="gr51" draw:text-style-name="P26" draw:layer="layout" svg:width="1.295cm" svg:height="0.429cm" svg:x="6.8cm" svg:y="19.188cm">
            <text:p/>
          </draw:rect>
          <draw:rect draw:style-name="gr51" draw:text-style-name="P26" draw:layer="layout" svg:width="1.295cm" svg:height="0.429cm" svg:x="6.692cm" svg:y="19.081cm">
            <text:p/>
          </draw:rect>
          <draw:rect draw:style-name="gr52" draw:text-style-name="P26" draw:layer="layout" svg:width="1.295cm" svg:height="0.429cm" svg:x="8.203cm" svg:y="16.508cm">
            <text:p text:style-name="P6"><text:span text:style-name="T20">Task</text:span></text:p>
          </draw:rect>
          <draw:rect draw:style-name="gr52" draw:text-style-name="P26" draw:layer="layout" svg:width="1.295cm" svg:height="0.428cm" svg:x="6.476cm" svg:y="19.51cm">
            <text:p text:style-name="P6"><text:span text:style-name="T20">Task</text:span></text:p>
          </draw:rect>
          <draw:rect draw:style-name="gr51" draw:text-style-name="P26" draw:layer="layout" svg:width="1.295cm" svg:height="0.428cm" svg:x="6.584cm" svg:y="18.974cm">
            <text:p/>
          </draw:rect>
          <draw:rect draw:style-name="gr52" draw:text-style-name="P26" draw:layer="layout" svg:width="1.295cm" svg:height="0.429cm" svg:x="6.476cm" svg:y="18.866cm">
            <text:p text:style-name="P6"><text:span text:style-name="T20">Task</text:span></text:p>
          </draw:rect>
          <draw:rect draw:style-name="gr52" draw:text-style-name="P26" draw:layer="layout" svg:width="1.295cm" svg:height="0.429cm" svg:x="6.368cm" svg:y="17.366cm">
            <text:p text:style-name="P6"><text:span text:style-name="T20">Task</text:span></text:p>
          </draw:rect>
          <draw:rect draw:style-name="gr52" draw:text-style-name="P26" draw:layer="layout" svg:width="1.295cm" svg:height="0.429cm" svg:x="8.203cm" svg:y="18.866cm">
            <text:p text:style-name="P6"><text:span text:style-name="T20">Task</text:span></text:p>
          </draw:rect>
          <draw:rect draw:style-name="gr52" draw:text-style-name="P26" draw:layer="layout" svg:width="1.295cm" svg:height="0.428cm" svg:x="8.203cm" svg:y="19.51cm">
            <text:p text:style-name="P6"><text:span text:style-name="T20">Task</text:span></text:p>
          </draw:rect>
        </draw:g>
        <draw:rect draw:style-name="gr15" draw:text-style-name="P10" draw:layer="layout" svg:width="0.216cm" svg:height="2.359cm" svg:x="15.327cm" svg:y="10.505cm">
          <text:p/>
        </draw:rect>
        <draw:custom-shape draw:style-name="gr19" draw:text-style-name="P6" draw:layer="layout" svg:width="9.715cm" svg:height="5.896cm" svg:x="15.111cm" svg:y="15.007cm">
          <text:p/>
          <draw:enhanced-geometry svg:viewBox="0 0 21600 21600" draw:mirror-vertical="true" draw:glue-points="10800 0 0 10800 10800 21600 21600 10800 ?f40 ?f41" draw:text-areas="0 0 21600 21600" draw:type="rectangular-callout" draw:modifiers="666.941128036229 30156.4863489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8" draw:text-style-name="P10" draw:layer="layout" svg:width="9.715cm" svg:height="5.896cm" svg:x="15.111cm" svg:y="15.007cm">
          <text:p/>
        </draw:rect>
        <draw:frame draw:style-name="gr53" draw:text-style-name="P12" draw:layer="layout" svg:width="3.412cm" svg:height="5.642cm" svg:x="15.111cm" svg:y="15.007cm">
          <draw:text-box>
            <text:p text:style-name="P11"><text:span text:style-name="T9">Progress</text:span></text:p>
            <text:p text:style-name="P11"><text:span text:style-name="T9">Meeting</text:span></text:p>
            <text:p text:style-name="P11"><text:span text:style-name="T14">Reflection:</text:span></text:p>
            <text:p text:style-name="P11"><text:span text:style-name="T18">»</text:span><text:span text:style-name="T19"> Tasks done</text:span></text:p>
            <text:p text:style-name="P11"><text:span text:style-name="T14">Learning:</text:span></text:p>
            <text:p text:style-name="P11"><text:span text:style-name="T18">»</text:span><text:span text:style-name="T19"> </text:span><text:span text:style-name="T14">New Tasks</text:span></text:p>
            <text:p text:style-name="P11"><text:span text:style-name="T14">Planning:</text:span></text:p>
            <text:p text:style-name="P11"><text:span text:style-name="T18">»</text:span><text:span text:style-name="T19"> </text:span><text:span text:style-name="T14">Next Tasks</text:span></text:p>
          </draw:text-box>
        </draw:frame>
        <draw:custom-shape draw:style-name="gr54" draw:text-style-name="P10" draw:layer="layout" svg:width="1.079cm" svg:height="1.608cm" svg:x="18.349cm" svg:y="15.5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rect draw:style-name="gr55" draw:text-style-name="P10" draw:layer="layout" svg:width="4.318cm" svg:height="4.824cm" svg:x="19.968cm" svg:y="15.543cm">
            <text:p/>
          </draw:rect>
          <draw:rect draw:style-name="gr22" draw:text-style-name="P10" draw:layer="layout" svg:width="3.778cm" svg:height="1.286cm" svg:x="20.184cm" svg:y="15.758cm">
            <text:p/>
          </draw:rect>
          <draw:rect draw:style-name="gr22" draw:text-style-name="P10" draw:layer="layout" svg:width="3.778cm" svg:height="1.286cm" svg:x="20.184cm" svg:y="17.259cm">
            <text:p/>
          </draw:rect>
          <draw:rect draw:style-name="gr22" draw:text-style-name="P10" draw:layer="layout" svg:width="3.778cm" svg:height="1.287cm" svg:x="20.184cm" svg:y="18.759cm">
            <text:p/>
          </draw:rect>
          <draw:rect draw:style-name="gr56" draw:text-style-name="P26" draw:layer="layout" svg:width="1.295cm" svg:height="0.429cm" svg:x="20.508cm" svg:y="15.972cm">
            <text:p/>
          </draw:rect>
          <draw:rect draw:style-name="gr57" draw:text-style-name="P26" draw:layer="layout" svg:width="1.295cm" svg:height="0.429cm" svg:x="20.4cm" svg:y="15.865cm">
            <text:p text:style-name="P6"><text:span text:style-name="T20">Task</text:span></text:p>
          </draw:rect>
          <draw:rect draw:style-name="gr57" draw:text-style-name="P26" draw:layer="layout" svg:width="1.295cm" svg:height="0.429cm" svg:x="20.4cm" svg:y="16.508cm">
            <text:p text:style-name="P6"><text:span text:style-name="T20">Task</text:span></text:p>
          </draw:rect>
          <draw:rect draw:style-name="gr56" draw:text-style-name="P26" draw:layer="layout" svg:width="1.295cm" svg:height="0.429cm" svg:x="22.451cm" svg:y="19.081cm">
            <text:p/>
          </draw:rect>
          <draw:ellipse draw:style-name="gr58" draw:text-style-name="P6" draw:layer="layout" svg:width="0.324cm" svg:height="0.321cm" svg:x="23.53cm" svg:y="18.974cm">
            <text:p/>
          </draw:ellipse>
          <draw:path draw:style-name="gr59" draw:text-style-name="P6" draw:layer="layout" svg:width="0.323cm" svg:height="0.321cm" svg:x="23.53cm" svg:y="18.974cm" svg:viewBox="0 0 324 322" svg:d="m0 161h81zm162 0h81zm-277-114 58 57zm114 114 57 56zm-114-274v80zm0 161v81zm114-275-57 57zm-114 114-58 56z">
            <text:p/>
          </draw:path>
          <draw:rect draw:style-name="gr56" draw:text-style-name="P26" draw:layer="layout" svg:width="1.295cm" svg:height="0.428cm" svg:x="22.343cm" svg:y="18.974cm">
            <text:p/>
          </draw:rect>
          <draw:rect draw:style-name="gr56" draw:text-style-name="P26" draw:layer="layout" svg:width="1.295cm" svg:height="0.429cm" svg:x="22.343cm" svg:y="15.972cm">
            <text:p/>
          </draw:rect>
          <draw:ellipse draw:style-name="gr60" draw:text-style-name="P6" draw:layer="layout" svg:width="0.323cm" svg:height="0.322cm" svg:x="23.423cm" svg:y="15.865cm">
            <text:p/>
          </draw:ellipse>
          <draw:path draw:style-name="gr59" draw:text-style-name="P6" draw:layer="layout" svg:width="0.323cm" svg:height="0.321cm" svg:x="23.423cm" svg:y="15.865cm" svg:viewBox="0 0 324 322" svg:d="m0 161h81zm162 0h81zm-277-114 58 57zm114 114 57 56zm-114-274v80zm0 161v81zm114-275-57 57zm-114 114-58 56z">
            <text:p/>
          </draw:path>
          <draw:rect draw:style-name="gr57" draw:text-style-name="P26" draw:layer="layout" svg:width="1.295cm" svg:height="0.429cm" svg:x="22.235cm" svg:y="15.865cm">
            <text:p text:style-name="P6"><text:span text:style-name="T20">Task</text:span></text:p>
          </draw:rect>
          <draw:rect draw:style-name="gr56" draw:text-style-name="P26" draw:layer="layout" svg:width="1.295cm" svg:height="0.429cm" svg:x="20.832cm" svg:y="19.188cm">
            <text:p/>
          </draw:rect>
          <draw:rect draw:style-name="gr56" draw:text-style-name="P26" draw:layer="layout" svg:width="1.295cm" svg:height="0.429cm" svg:x="20.724cm" svg:y="19.081cm">
            <text:p/>
          </draw:rect>
          <draw:rect draw:style-name="gr56" draw:text-style-name="P26" draw:layer="layout" svg:width="1.295cm" svg:height="0.429cm" svg:x="22.343cm" svg:y="16.615cm">
            <text:p/>
          </draw:rect>
          <draw:ellipse draw:style-name="gr61" draw:text-style-name="P6" draw:layer="layout" svg:width="0.323cm" svg:height="0.322cm" svg:x="23.423cm" svg:y="16.508cm">
            <text:p/>
          </draw:ellipse>
          <draw:path draw:style-name="gr59" draw:text-style-name="P6" draw:layer="layout" svg:width="0.323cm" svg:height="0.321cm" svg:x="23.423cm" svg:y="16.508cm" svg:viewBox="0 0 324 322" svg:d="m0 161h81zm162 0h81zm-277-114 58 57zm114 114 57 56zm-114-274v80zm0 161v81zm114-275-57 57zm-114 114-58 56z">
            <text:p/>
          </draw:path>
          <draw:rect draw:style-name="gr57" draw:text-style-name="P26" draw:layer="layout" svg:width="1.295cm" svg:height="0.429cm" svg:x="22.235cm" svg:y="16.508cm">
            <text:p text:style-name="P6"><text:span text:style-name="T20">Task</text:span></text:p>
          </draw:rect>
          <draw:rect draw:style-name="gr57" draw:text-style-name="P26" draw:layer="layout" svg:width="1.295cm" svg:height="0.428cm" svg:x="20.508cm" svg:y="19.51cm">
            <text:p text:style-name="P6"><text:span text:style-name="T20">Task</text:span></text:p>
          </draw:rect>
          <draw:rect draw:style-name="gr56" draw:text-style-name="P26" draw:layer="layout" svg:width="1.295cm" svg:height="0.428cm" svg:x="20.616cm" svg:y="18.974cm">
            <text:p/>
          </draw:rect>
          <draw:rect draw:style-name="gr57" draw:text-style-name="P26" draw:layer="layout" svg:width="1.295cm" svg:height="0.429cm" svg:x="20.508cm" svg:y="18.866cm">
            <text:p text:style-name="P6"><text:span text:style-name="T20">Task</text:span></text:p>
          </draw:rect>
          <draw:rect draw:style-name="gr57" draw:text-style-name="P26" draw:layer="layout" svg:width="1.295cm" svg:height="0.429cm" svg:x="20.4cm" svg:y="17.366cm">
            <text:p text:style-name="P6"><text:span text:style-name="T20">Task</text:span></text:p>
          </draw:rect>
          <draw:rect draw:style-name="gr57" draw:text-style-name="P26" draw:layer="layout" svg:width="1.295cm" svg:height="0.429cm" svg:x="20.4cm" svg:y="18.009cm">
            <text:p text:style-name="P6"><text:span text:style-name="T20">Task</text:span></text:p>
          </draw:rect>
          <draw:rect draw:style-name="gr57" draw:text-style-name="P26" draw:layer="layout" svg:width="1.295cm" svg:height="0.428cm" svg:x="22.235cm" svg:y="19.51cm">
            <text:p text:style-name="P6"><text:span text:style-name="T20">Task</text:span></text:p>
          </draw:rect>
          <draw:rect draw:style-name="gr57" draw:text-style-name="P26" draw:layer="layout" svg:width="1.295cm" svg:height="0.429cm" svg:x="22.235cm" svg:y="18.866cm">
            <text:p text:style-name="P6"><text:span text:style-name="T20">Task</text:span></text:p>
          </draw:rect>
          <draw:ellipse draw:style-name="gr62" draw:text-style-name="P6" draw:layer="layout" svg:width="0.323cm" svg:height="0.321cm" svg:x="21.48cm" svg:y="17.902cm">
            <text:p/>
          </draw:ellipse>
          <draw:path draw:style-name="gr59" draw:text-style-name="P6" draw:layer="layout" svg:width="0.323cm" svg:height="0.321cm" svg:x="21.48cm" svg:y="17.902cm" svg:viewBox="0 0 324 322" svg:d="m0 161h81zm162 0h81zm-277-114 58 57zm114 114 57 56zm-114-274v80zm0 161v81zm114-275-57 57zm-114 114-58 56z">
            <text:p/>
          </draw:path>
          <draw:polygon draw:style-name="gr63" draw:text-style-name="P6" draw:layer="layout" svg:width="0.539cm" svg:height="0.535cm" svg:x="21.372cm" svg:y="15.651cm" svg:viewBox="0 0 540 536" draw:points="54,336 162,536 270,536 540,0 486,0 216,402 108,268 0,268">
            <text:p/>
          </draw:polygon>
          <draw:polygon draw:style-name="gr63" draw:text-style-name="P6" draw:layer="layout" svg:width="0.539cm" svg:height="0.535cm" svg:x="23.207cm" svg:y="19.295cm" svg:viewBox="0 0 540 536" draw:points="54,336 162,536 270,536 540,0 486,0 216,402 108,268 0,268">
            <text:p/>
          </draw:polygon>
          <draw:polygon draw:style-name="gr63" draw:text-style-name="P6" draw:layer="layout" svg:width="0.539cm" svg:height="0.535cm" svg:x="21.372cm" svg:y="17.151cm" svg:viewBox="0 0 540 536" draw:points="54,336 162,536 270,536 540,0 486,0 216,402 108,268 0,268">
            <text:p/>
          </draw:polygon>
        </draw:g>
        <draw:frame draw:style-name="gr64" draw:text-style-name="P28" draw:layer="layout" svg:width="3.778cm" svg:height="1.608cm" svg:x="23.423cm" svg:y="11.181cm">
          <draw:text-box>
            <text:p text:style-name="P27"><text:span text:style-name="T21">GOAL</text:span></text:p>
          </draw:text-box>
        </draw:frame>
        <draw:line draw:style-name="gr65" draw:text-style-name="P6" draw:layer="layout" svg:x1="3.238cm" svg:y1="19.295cm" svg:x2="7.016cm" svg:y2="16.079cm">
          <text:p/>
        </draw:line>
        <draw:frame draw:style-name="gr66" draw:text-style-name="P17" draw:layer="layout" svg:width="7.556cm" svg:height="1.077cm" svg:x="7.495cm" svg:y="1.071cm">
          <draw:text-box>
            <text:p text:style-name="P7"><text:span text:style-name="T9">Engagement Meeting</text:span></text:p>
          </draw:text-box>
        </draw:frame>
        <draw:frame draw:style-name="gr67" draw:text-style-name="P12" draw:layer="layout" svg:width="4.318cm" svg:height="1.077cm" svg:x="21.588cm" svg:y="1.071cm">
          <draw:text-box>
            <text:p text:style-name="P11"><text:span text:style-name="T9">Cycle Plan</text:span></text:p>
          </draw:text-box>
        </draw:frame>
        <draw:rect draw:style-name="gr68" draw:text-style-name="P30" draw:layer="layout" svg:width="28cm" svg:height="1.072cm" svg:x="0cm" svg:y="0cm">
          <text:p text:style-name="P29"><text:span text:style-name="T22">The OpenAgile Process</text:span></text:p>
        </draw:rect>
        <draw:frame draw:style-name="gr7" draw:text-style-name="P12" draw:layer="layout" svg:width="5.397cm" svg:height="1.072cm" svg:x="5.936cm" svg:y="12.863cm">
          <draw:text-box>
            <text:p text:style-name="P11"><text:span text:style-name="T9">Current Cycle</text:span></text:p>
          </draw:text-box>
        </draw:frame>
        <draw:rect draw:style-name="gr69" draw:text-style-name="P6" draw:layer="layout" svg:width="4.75cm" svg:height="6.207cm" svg:x="0.323cm" svg:y="14.793cm">
          <text:p/>
        </draw:rect>
        <draw:rect draw:style-name="gr70" draw:text-style-name="P31" draw:layer="layout" svg:width="1.079cm" svg:height="3.752cm" svg:x="1.835cm" svg:y="10.183cm">
          <text:p text:style-name="P29"><text:span text:style-name="T23">Previous</text:span></text:p>
          <text:p text:style-name="P29"><text:span text:style-name="T23">Cycles</text:span></text:p>
        </draw:rect>
        <draw:rect draw:style-name="gr2" draw:text-style-name="P5" draw:layer="layout" svg:width="1.187cm" svg:height="3.752cm" svg:x="21.696cm" svg:y="10.183cm">
          <text:p/>
        </draw:rect>
        <draw:rect draw:style-name="gr2" draw:text-style-name="P5" draw:layer="layout" svg:width="1.187cm" svg:height="3.752cm" svg:x="19.429cm" svg:y="10.183cm">
          <text:p/>
        </draw:rect>
        <draw:rect draw:style-name="gr70" draw:text-style-name="P31" draw:layer="layout" svg:width="1.079cm" svg:height="3.752cm" svg:x="20.616cm" svg:y="10.183cm">
          <text:p text:style-name="P29"><text:span text:style-name="T23">Future</text:span></text:p>
          <text:p text:style-name="P29"><text:span text:style-name="T23">Cycles</text:span></text:p>
        </draw:rect>
        <draw:frame draw:style-name="gr25" draw:text-style-name="P19" draw:layer="layout" svg:width="3.778cm" svg:height="2.036cm" svg:x="15.651cm" svg:y="6.431cm">
          <draw:text-box>
            <text:p text:style-name="P18"><text:span text:style-name="T13">Team and Individual skill development</text:span></text:p>
          </draw:text-box>
        </draw:frame>
        <presentation:notes draw:style-name="dp2">
          <draw:page-thumbnail draw:style-name="gr1" draw:layer="layout" svg:width="8.094cm" svg:height="10.476cm" svg:x="6.747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ext_20_Master" presentation:presentation-page-layout-name="AL1T19">
        <office:forms form:automatic-focus="false" form:apply-design-mode="false"/>
        <draw:frame presentation:style-name="pr5" draw:text-style-name="P3" draw:layer="layout" svg:width="26cm" svg:height="19.023cm" svg:x="1cm" svg:y="0.977cm" presentation:class="title" presentation:user-transformed="true">
          <draw:text-box>
            <text:p><text:span text:style-name="T3">Service</text:span><text:line-break/><text:line-break/><text:span text:style-name="T6"> </text:span><text:span text:style-name="T5">What does this mean for...</text:span><text:span text:style-name="T5"><text:line-break/></text:span><text:span text:style-name="T5">Manager?</text:span><text:span text:style-name="T5"><text:line-break/></text:span><text:span text:style-name="T5">Leader?</text:span><text:span text:style-name="T5"><text:line-break/></text:span><text:span text:style-name="T5">Boss?</text:span><text:span text:style-name="T5"><text:line-break/></text:span><text:span text:style-name="T5">Senior Team Member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ext_20_Master" presentation:presentation-page-layout-name="AL1T19">
        <office:forms form:automatic-focus="false" form:apply-design-mode="false"/>
        <draw:frame presentation:style-name="pr5" draw:text-style-name="P3" draw:layer="layout" svg:width="26cm" svg:height="19.023cm" svg:x="1cm" svg:y="0.977cm" presentation:class="title" presentation:user-transformed="true">
          <draw:text-box>
            <text:p><text:span text:style-name="T24">Other</text:span><text:span text:style-name="T3"> Paths of Service</text:span><text:line-break/><text:line-break/><text:span text:style-name="T25">Mentor</text:span><text:span text:style-name="T26"> – helps individuals</text:span><text:span text:style-name="T26"><text:line-break/></text:span><text:span text:style-name="T25">Trainer</text:span><text:span text:style-name="T26"> – trains teams and individuals</text:span><text:span text:style-name="T26"><text:line-break/></text:span><text:span text:style-name="T25">Coach</text:span><text:span text:style-name="T26"> – helps teams</text:span><text:span text:style-name="T26"><text:line-break/></text:span><text:span text:style-name="T25">Catalyst</text:span><text:span text:style-name="T26"> – helps organizations</text:span><text:span text:style-name="T26"><text:line-break/></text:span><text:span text:style-name="T25">Master</text:span><text:span text:style-name="T26"> (multiple levels)</text:span><text:span text:style-name="T26"><text:line-break/></text:span><text:span text:style-name="T26"><text:line-break/></text:span><text:span text:style-name="T26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age_20_Master_20_-_20_Black_20_Title">
        <office:forms form:automatic-focus="false" form:apply-design-mode="false"/>
        <draw:frame draw:style-name="gr71" draw:text-style-name="P32" draw:layer="layout" svg:width="27cm" svg:height="21.228cm" svg:x="0.5cm" svg:y="-0.2cm">
          <draw:text-box>
            <text:p text:style-name="P6"><text:span text:style-name="T27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8" draw:text-style-name="P4" draw:layer="layout" svg:width="17.271cm" svg:height="12.573cm" svg:x="2.159cm" svg:y="13.271cm" presentation:class="notes">
            <draw:text-box>
              <text:p><text:span text:style-name="T28">Any questions or comments?</text:span></text:p>
            </draw:text-box>
          </draw:frame>
        </presentation:notes>
      </draw:page>
      <presentation:settings presentation:animations="disabled" presentation:force-manual="true" presentation:mouse-visible="false" presentation:start-with-navigator="tru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F_20_Gradient" draw:display-name="GF Gradient" draw:style="linear" draw:start-color="#c0c0c0" draw:end-color="#ff950e" draw:start-intensity="100%" draw:end-intensity="100%" draw:angle="300" draw:border="35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28" draw:display-name="Gradient 28" draw:style="radial" draw:cx="50%" draw:cy="50%" draw:start-color="#ffffff" draw:end-color="#e6ff00" draw:start-intensity="100%" draw:end-intensity="100%" draw:border="25%"/>
    <draw:gradient draw:name="Gradient_20_29" draw:display-name="Gradient 29" draw:style="radial" draw:cx="50%" draw:cy="50%" draw:start-color="#ffffff" draw:end-color="#e6ff00" draw:start-intensity="100%" draw:end-intensity="100%" draw:border="25%"/>
    <draw:gradient draw:name="Gradient_20_30" draw:display-name="Gradient 30" draw:style="radial" draw:cx="50%" draw:cy="50%" draw:start-color="#ffffff" draw:end-color="#e6ff00" draw:start-intensity="100%" draw:end-intensity="100%" draw:border="25%"/>
    <draw:gradient draw:name="Gradient_20_31" draw:display-name="Gradient 31" draw:style="radial" draw:cx="50%" draw:cy="50%" draw:start-color="#ffffff" draw:end-color="#e6ff00" draw:start-intensity="100%" draw:end-intensity="100%" draw:border="25%"/>
    <draw:gradient draw:name="Gradient_20_7" draw:display-name="Gradient 7" draw:style="linear" draw:start-color="#808080" draw:end-color="#cccccc" draw:start-intensity="100%" draw:end-intensity="100%" draw:angle="0" draw:border="0%"/>
    <draw:gradient draw:name="Gradient_20_9" draw:display-name="Gradient 9" draw:style="radial" draw:cx="50%" draw:cy="50%" draw:start-color="#ff3333" draw:end-color="#e6ff00" draw:start-intensity="65%" draw:end-intensity="100%" draw:border="0%"/>
    <draw:gradient draw:name="PF_20_Gradient" draw:display-name="PF Gradient" draw:style="linear" draw:start-color="#99ccff" draw:end-color="#ff950e" draw:start-intensity="100%" draw:end-intensity="100%" draw:angle="300" draw:border="35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style style:name="BCI_25_20Template1-background" style:display-name="BCI%20Template1-background" style:family="presentation">
      <style:graphic-properties draw:stroke="none" draw:fill="solid" draw:fill-color="#ffffff" draw:fill-image-width="1cm" draw:fill-image-height="1cm"/>
    </style:style>
    <style:style style:name="BCI_25_20Template1-backgroundobjects" style:display-name="BCI%20Template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BCI_25_20Template1-notes" style:display-name="BCI%20Template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BCI_25_20Template1-outline1" style:display-name="BCI%20Template1-outline1" style:family="presentation">
      <style:graphic-properties draw:stroke="none" draw:fill="none">
        <text:list-style style:name="BCI_25_20Template1-outline1" style:display-name="BCI%20Template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Optima" style:font-style-name="Regular" style:font-pitch="variable" fo:font-size="28pt" fo:font-style="normal" fo:text-shadow="none" style:text-underline-style="none" fo:font-weight="normal" style:font-size-asian="24pt" style:font-size-complex="24pt"/>
    </style:style>
    <style:style style:name="BCI_25_20Template1-outline2" style:display-name="BCI%20Template1-outline2" style:family="presentation" style:parent-style-name="BCI_25_20Template1-outline1">
      <style:paragraph-properties fo:margin-left="0cm" fo:margin-right="0cm" fo:text-indent="-0.8cm"/>
      <style:text-properties fo:font-family="Optima" style:font-style-name="Regular" style:font-pitch="variable" fo:font-size="26pt" style:font-size-asian="24pt" style:font-size-complex="24pt"/>
    </style:style>
    <style:style style:name="BCI_25_20Template1-outline3" style:display-name="BCI%20Template1-outline3" style:family="presentation" style:parent-style-name="BCI_25_20Template1-outline2">
      <style:paragraph-properties fo:margin-left="0cm" fo:margin-right="0cm" fo:text-indent="-0.6cm"/>
      <style:text-properties fo:font-family="Optima" style:font-style-name="Regular" style:font-pitch="variable" fo:font-size="24pt" style:font-size-asian="24pt" style:font-size-complex="24pt"/>
    </style:style>
    <style:style style:name="BCI_25_20Template1-outline4" style:display-name="BCI%20Template1-outline4" style:family="presentation" style:parent-style-name="BCI_25_20Template1-outline3">
      <style:paragraph-properties fo:margin-left="0cm" fo:margin-right="0cm" fo:text-indent="-0.6cm"/>
      <style:text-properties fo:font-family="Optima" style:font-style-name="Regular" style:font-pitch="variable" fo:font-size="22pt" style:font-size-asian="24pt" style:font-size-complex="24pt"/>
    </style:style>
    <style:style style:name="BCI_25_20Template1-outline5" style:display-name="BCI%20Template1-outline5" style:family="presentation" style:parent-style-name="BCI_25_20Template1-outline4">
      <style:paragraph-properties fo:margin-left="0cm" fo:margin-right="0cm" fo:text-indent="-0.6cm"/>
      <style:text-properties fo:font-family="Optima" style:font-style-name="Regular" style:font-pitch="variable" fo:font-size="20pt" style:font-size-asian="24pt" style:font-size-complex="24pt"/>
    </style:style>
    <style:style style:name="BCI_25_20Template1-outline6" style:display-name="BCI%20Template1-outline6" style:family="presentation" style:parent-style-name="BCI_25_20Template1-outline5">
      <style:paragraph-properties fo:margin-left="0cm" fo:margin-right="0cm" fo:text-indent="-0.6cm"/>
      <style:text-properties fo:font-family="Optima" style:font-style-name="Regular" style:font-pitch="variable" fo:font-size="18pt" style:font-size-asian="24pt" style:font-size-complex="24pt"/>
    </style:style>
    <style:style style:name="BCI_25_20Template1-outline7" style:display-name="BCI%20Template1-outline7" style:family="presentation" style:parent-style-name="BCI_25_20Template1-outline6">
      <style:paragraph-properties fo:margin-left="0cm" fo:margin-right="0cm" fo:text-indent="-0.6cm"/>
      <style:text-properties fo:font-family="Optima" style:font-style-name="Regular" style:font-pitch="variable" fo:font-size="16pt" style:font-size-asian="24pt" style:font-size-complex="24pt"/>
    </style:style>
    <style:style style:name="BCI_25_20Template1-outline8" style:display-name="BCI%20Template1-outline8" style:family="presentation" style:parent-style-name="BCI_25_20Template1-outline7">
      <style:paragraph-properties fo:margin-left="0cm" fo:margin-right="0cm" fo:text-indent="-0.6cm"/>
      <style:text-properties fo:font-family="Optima" style:font-style-name="Regular" style:font-pitch="variable" fo:font-size="14pt" style:font-size-asian="24pt" style:font-size-complex="24pt"/>
    </style:style>
    <style:style style:name="BCI_25_20Template1-outline9" style:display-name="BCI%20Template1-outline9" style:family="presentation" style:parent-style-name="BCI_25_20Template1-outline8">
      <style:paragraph-properties fo:margin-left="0cm" fo:margin-right="0cm" fo:text-indent="-0.6cm"/>
      <style:text-properties fo:font-family="Optima" style:font-style-name="Regular" style:font-pitch="variable" fo:font-size="13pt" style:font-size-asian="24pt" style:font-size-complex="24pt"/>
    </style:style>
    <style:style style:name="BCI_25_20Template1-subtitle" style:display-name="BCI%20Template1-subtitle" style:family="presentation">
      <style:graphic-properties draw:stroke="none" draw:fill="none" draw:textarea-vertical-align="middle">
        <text:list-style style:name="BCI_25_20Template1-subtitle" style:display-name="BCI%20Template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8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BCI_25_20Template1-title" style:display-name="BCI%20Template1-title" style:family="presentation">
      <style:graphic-properties draw:stroke="none" draw:fill="none" draw:textarea-vertical-align="middle">
        <text:list-style style:name="BCI_25_20Template1-title" style:display-name="BCI%20Template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800000" style:text-outline="false" style:text-line-through-style="none" fo:font-family="Optima" style:font-style-name="Regular" style:font-pitch="variable" fo:font-size="44pt" fo:font-style="normal" fo:text-shadow="none" style:text-underline-style="none" fo:font-weight="normal" style:font-size-asian="24pt" style:font-size-complex="2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484cm" fo:min-width="23.316cm"/>
    </style:style>
    <style:style style:name="Mgr5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BCI_25_20Template1-backgroundobjects">
      <style:graphic-properties draw:stroke="none" svg:stroke-width="0cm" svg:stroke-color="#c0c0c0" draw:marker-start-width="0.2cm" draw:marker-end-width="0.2cm" draw:fill-color="#ffffff" draw:fill-image-width="1cm" draw:fill-image-height="1cm" draw:textarea-horizontal-align="center" draw:textarea-vertical-align="middle" fo:padding-top="0cm" fo:padding-bottom="0cm" fo:padding-left="0cm" fo:padding-right="0cm"/>
    </style:style>
    <style:style style:name="Mpr13" style:family="presentation" style:parent-style-name="BCI_25_20Template1-backgroundobjects">
      <style:graphic-properties draw:stroke="none" draw:fill-color="#ffffff" draw:opacity="90%" draw:textarea-horizontal-align="center" draw:textarea-vertical-align="middle" draw:shadow-opacity="90%"/>
    </style:style>
    <style:style style:name="Mpr14" style:family="presentation" style:parent-style-name="BCI_25_20Template1-title">
      <style:graphic-properties draw:fill-color="#ffffff" draw:auto-grow-height="false" fo:min-height="3.507cm"/>
    </style:style>
    <style:style style:name="Mpr15" style:family="presentation" style:parent-style-name="BCI_25_20Template1-outline1" style:list-style-name="ML4">
      <style:graphic-properties draw:fill-color="#ffffff" draw:auto-grow-height="false" fo:min-height="13.86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P5" style:family="paragraph">
      <style:paragraph-properties fo:line-height="98%" style:text-autospace="non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6.67cm"/>
        </style:tab-stops>
      </style:paragraph-properties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text:enable-numbering="true" fo:margin-left="1.2cm" fo:margin-right="0cm" fo:text-indent="-0.9cm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/>
      <style:text-properties fo:font-size="16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style:style style:name="MT4" style:family="text">
      <style:text-properties fo:color="#7e0302" style:text-outline="false" style:text-line-through-style="none" fo:font-family="Optima" style:font-pitch="variable" fo:font-size="44pt" fo:font-style="normal" fo:text-shadow="none" style:text-underline-style="none" fo:font-weight="normal" style:font-family-asian="Optima-Regular" style:font-family-generic-asian="swiss" style:font-size-asian="44pt" style:font-style-asian="italic" style:font-weight-asian="bold" style:font-family-complex="Optima-Regular" style:font-family-generic-complex="swiss" style:font-size-complex="25pt" style:font-style-complex="italic" style:font-weight-complex="bold"/>
    </style:style>
    <style:style style:name="MT5" style:family="text">
      <style:text-properties fo:font-family="Arial" style:font-family-generic="swiss" style:font-pitch="variable" fo:font-size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draw:frame presentation:style-name="Slide_25_20Template-title" draw:layer="backgroundobjects" svg:width="26cm" svg:height="14.5cm" svg:x="0.884cm" svg:y="0.5cm" presentation:class="title" presentation:placeholder="true">
        <draw:text-box/>
      </draw:frame>
      <draw:frame presentation:style-name="Slide_25_20Template-outline1" draw:layer="backgroundobjects" svg:width="0.001cm" svg:height="100cm" svg:x="16.64cm" svg:y="0.001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3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2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4.041cm" svg:x="1cm" svg:y="0.001cm" presentation:class="outline" presentation:placeholder="true">
        <draw:text-box/>
      </draw:frame>
      <presentation:notes style:page-layout-name="PM2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15.062cm" svg:x="1cm" svg:y="6.091cm" presentation:class="outline" presentation:placeholder="true">
        <draw:text-box/>
      </draw:frame>
      <presentation:notes style:page-layout-name="PM2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CI_25_20Template1" style:display-name="BCI%20Template1" style:page-layout-name="PM1" draw:style-name="Mdp3">
      <draw:rect presentation:style-name="Mpr12" draw:text-style-name="MP3" draw:layer="backgroundobjects" svg:width="27.287cm" svg:height="16.859cm" svg:x="0.555cm" svg:y="4.139cm">
        <text:p/>
      </draw:rect>
      <draw:frame draw:style-name="Mgr3" draw:text-style-name="MP3" draw:layer="backgroundobjects" svg:width="7.81cm" svg:height="1.2cm" svg:x="19.69cm" svg:y="0.3cm">
        <draw:image xlink:href="Pictures/10000201000003200000007B2CB8614D.png" xlink:type="simple" xlink:show="embed" xlink:actuate="onLoad">
          <text:p/>
        </draw:image>
      </draw:frame>
      <draw:rect presentation:style-name="Mpr13" draw:text-style-name="MP3" draw:layer="backgroundobjects" svg:width="9cm" svg:height="2cm" svg:x="18.998cm" svg:y="0.001cm">
        <text:p/>
      </draw:rect>
      <draw:frame presentation:style-name="Mpr14" draw:text-style-name="MP6" draw:layer="backgroundobjects" svg:width="27.31cm" svg:height="3.602cm" svg:x="0.688cm" svg:y="0.146cm" presentation:class="title">
        <draw:text-box>
          <text:p text:style-name="MP5"><text:span text:style-name="MT4">MainTitle</text:span></text:p>
        </draw:text-box>
      </draw:frame>
      <draw:frame presentation:style-name="Mpr15" draw:text-style-name="MP7" draw:layer="backgroundobjects" svg:width="27.356cm" svg:height="15.919cm" svg:x="0.642cm" svg:y="4.255cm" presentation:class="outline">
        <draw:text-box>
          <text:list text:style-name="ML4">
            <text:list-item>
              <text:p text:style-name="MP7">Lkjdfg</text:p>
            </text:list-item>
            <text:list-item>
              <text:p text:style-name="MP7">Sdfkjsdfg</text:p>
            </text:list-item>
            <text:list-item>
              <text:p text:style-name="MP7"/>
            </text:list-item>
          </text:list>
        </draw:text-box>
      </draw:frame>
      <draw:frame draw:style-name="Mgr4" draw:text-style-name="MP9" draw:layer="backgroundobjects" svg:width="16.056cm" svg:height="0.734cm" svg:x="11.942cm" svg:y="20.264cm">
        <draw:text-box>
          <text:p text:style-name="MP8"><text:span text:style-name="MT5">Copyright all rights reserved. <text:s/></text:span><text:span text:style-name="MT5"><text:a xlink:href="http://www.openagile.com/">www.openagile.com</text:a></text:span><text:span text:style-name="MT5"> <text:s text:c="2"/></text:span><text:span text:style-name="MT5"><text:page-number>&lt;number&gt;</text:page-number></text:span></text:p>
        </draw:text-box>
      </draw:frame>
      <draw:rect draw:style-name="Mgr5" draw:text-style-name="MP3" draw:layer="backgroundobjects" svg:width="28cm" svg:height="0.507cm" svg:x="-0.001cm" svg:y="3.727cm">
        <text:p/>
      </draw:rect>
      <presentation:notes style:page-layout-name="PM2">
        <draw:page-thumbnail presentation:style-name="BCI_25_20Template1-title" draw:layer="backgroundobjects" svg:width="14.181cm" svg:height="9.575cm" svg:x="3.704cm" svg:y="2.794cm" presentation:class="page"/>
        <draw:frame presentation:style-name="BCI_25_20Template1-notes" draw:layer="backgroundobjects" svg:width="15.021cm" svg:height="10.628cm" svg:x="3.292cm" svg:y="13.299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09-05-20T12:00:28</meta:creation-date>
    <meta:editing-duration>PT13H20M31S</meta:editing-duration>
    <meta:editing-cycles>84</meta:editing-cycles>
    <meta:generator>LibreOffice/3.3$Unix OpenOffice.org_project/330m12$Build-1</meta:generator>
    <dc:date>2011-05-06T14:24:02</dc:date>
    <meta:print-date>2009-05-25T13:49:24</meta:print-date>
    <dc:creator>Paul Heidema</dc:creator>
    <meta:document-statistic meta:object-count="267"/>
    <meta:user-defined meta:name="Info 1"/>
    <meta:user-defined meta:name="Info 2"/>
    <meta:user-defined meta:name="Info 3"/>
    <meta:user-defined meta:name="Info 4"/>
  </office:meta>
</office:document-meta>
</file>